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8791in"/>
    </style:style>
    <style:style style:name="co7" style:family="table-column">
      <style:table-column-properties fo:break-before="auto" style:column-width="1.0181in"/>
    </style:style>
    <style:style style:name="co8" style:family="table-column">
      <style:table-column-properties fo:break-before="auto" style:column-width="0.8898in"/>
    </style:style>
    <style:style style:name="co9" style:family="table-column">
      <style:table-column-properties fo:break-before="auto" style:column-width="1.511in"/>
    </style:style>
    <style:style style:name="co10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osstat" table:style-name="ta1">
        <table:shapes>
          <draw:frame draw:z-index="0" draw:style-name="gr1" draw:text-style-name="P1" svg:width="12.6075in" svg:height="8.9626in" svg:x="0.0217in" svg:y="5.9398in">
            <draw:object draw:notify-on-update-of-ranges="Rosstat.A1:Rosstat.A1 Rosstat.A2:Rosstat.A33 Rosstat.B1:Rosstat.B1 Rosstat.B2:Rosstat.B33 Rosstat.C1:Rosstat.C1 Rosstat.C2:Rosstat.C33 Rosstat.D1:Rosstat.D1 Rosstat.D2:Rosstat.D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females</text:p>
          </table:table-cell>
          <table:table-cell table:style-name="ce1" office:value-type="string" calcext:value-type="string">
            <text:p>overall</text:p>
          </table:table-cell>
          <table:table-cell table:style-name="ce1" office:value-type="string" calcext:value-type="string">
            <text:p>males</text:p>
          </table:table-cell>
          <table:table-cell table:number-columns-repeated="1020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74.3" calcext:value-type="float">
            <text:p>74.3</text:p>
          </table:table-cell>
          <table:table-cell office:value-type="float" office:value="69.2" calcext:value-type="float">
            <text:p>69.2</text:p>
          </table:table-cell>
          <table:table-cell office:value-type="float" office:value="63.7" calcext:value-type="float">
            <text:p>63.7</text:p>
          </table:table-cell>
          <table:table-cell table:number-columns-repeated="1020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74.2" calcext:value-type="float">
            <text:p>74.2</text:p>
          </table:table-cell>
          <table:table-cell office:value-type="float" office:value="68.9" calcext:value-type="float">
            <text:p>68.9</text:p>
          </table:table-cell>
          <table:table-cell office:value-type="float" office:value="63.4" calcext:value-type="float">
            <text:p>63.4</text:p>
          </table:table-cell>
          <table:table-cell table:number-columns-repeated="1020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73.7" calcext:value-type="float">
            <text:p>73.7</text:p>
          </table:table-cell>
          <table:table-cell office:value-type="float" office:value="67.8" calcext:value-type="float">
            <text:p>67.8</text:p>
          </table:table-cell>
          <table:table-cell office:value-type="float" office:value="61.9" calcext:value-type="float">
            <text:p>61.9</text:p>
          </table:table-cell>
          <table:table-cell table:number-columns-repeated="1020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71.8" calcext:value-type="float">
            <text:p>71.8</text:p>
          </table:table-cell>
          <table:table-cell office:value-type="float" office:value="65" calcext:value-type="float">
            <text:p>65</text:p>
          </table:table-cell>
          <table:table-cell office:value-type="float" office:value="58.8" calcext:value-type="float">
            <text:p>58.8</text:p>
          </table:table-cell>
          <table:table-cell table:number-columns-repeated="1020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71.1" calcext:value-type="float">
            <text:p>71.1</text:p>
          </table:table-cell>
          <table:table-cell office:value-type="float" office:value="63.9" calcext:value-type="float">
            <text:p>63.9</text:p>
          </table:table-cell>
          <table:table-cell office:value-type="float" office:value="57.4" calcext:value-type="float">
            <text:p>57.4</text:p>
          </table:table-cell>
          <table:table-cell table:number-columns-repeated="1020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71.6" calcext:value-type="float">
            <text:p>71.6</text:p>
          </table:table-cell>
          <table:table-cell office:value-type="float" office:value="64.5" calcext:value-type="float">
            <text:p>64.5</text:p>
          </table:table-cell>
          <table:table-cell office:value-type="float" office:value="58.1" calcext:value-type="float">
            <text:p>58.1</text:p>
          </table:table-cell>
          <table:table-cell table:number-columns-repeated="1020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72.4" calcext:value-type="float">
            <text:p>72.4</text:p>
          </table:table-cell>
          <table:table-cell office:value-type="float" office:value="65.8" calcext:value-type="float">
            <text:p>65.8</text:p>
          </table:table-cell>
          <table:table-cell office:value-type="float" office:value="59.6" calcext:value-type="float">
            <text:p>59.6</text:p>
          </table:table-cell>
          <table:table-cell table:number-columns-repeated="1020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72.8" calcext:value-type="float">
            <text:p>72.8</text:p>
          </table:table-cell>
          <table:table-cell office:value-type="float" office:value="66.7" calcext:value-type="float">
            <text:p>66.7</text:p>
          </table:table-cell>
          <table:table-cell office:value-type="float" office:value="60.9" calcext:value-type="float">
            <text:p>60.9</text:p>
          </table:table-cell>
          <table:table-cell table:number-columns-repeated="1020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73.1" calcext:value-type="float">
            <text:p>73.1</text:p>
          </table:table-cell>
          <table:table-cell office:value-type="float" office:value="67.1" calcext:value-type="float">
            <text:p>67.1</text:p>
          </table:table-cell>
          <table:table-cell office:value-type="float" office:value="61.2" calcext:value-type="float">
            <text:p>61.2</text:p>
          </table:table-cell>
          <table:table-cell table:number-columns-repeated="1020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72.4" calcext:value-type="float">
            <text:p>72.4</text:p>
          </table:table-cell>
          <table:table-cell office:value-type="float" office:value="65.9" calcext:value-type="float">
            <text:p>65.9</text:p>
          </table:table-cell>
          <table:table-cell office:value-type="float" office:value="59.9" calcext:value-type="float">
            <text:p>59.9</text:p>
          </table:table-cell>
          <table:table-cell table:number-columns-repeated="1020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2.3" calcext:value-type="float">
            <text:p>72.3</text:p>
          </table:table-cell>
          <table:table-cell office:value-type="float" office:value="65.3" calcext:value-type="float">
            <text:p>65.3</text:p>
          </table:table-cell>
          <table:table-cell office:value-type="float" office:value="59" calcext:value-type="float">
            <text:p>59</text:p>
          </table:table-cell>
          <table:table-cell table:number-columns-repeated="1020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72.2" calcext:value-type="float">
            <text:p>72.2</text:p>
          </table:table-cell>
          <table:table-cell office:value-type="float" office:value="65.2" calcext:value-type="float">
            <text:p>65.2</text:p>
          </table:table-cell>
          <table:table-cell office:value-type="float" office:value="58.9" calcext:value-type="float">
            <text:p>58.9</text:p>
          </table:table-cell>
          <table:table-cell table:number-columns-repeated="1020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71.9" calcext:value-type="float">
            <text:p>71.9</text:p>
          </table:table-cell>
          <table:table-cell office:value-type="float" office:value="65" calcext:value-type="float">
            <text:p>65</text:p>
          </table:table-cell>
          <table:table-cell office:value-type="float" office:value="58.7" calcext:value-type="float">
            <text:p>58.7</text:p>
          </table:table-cell>
          <table:table-cell table:number-columns-repeated="1020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71.9" calcext:value-type="float">
            <text:p>71.9</text:p>
          </table:table-cell>
          <table:table-cell office:value-type="float" office:value="64.9" calcext:value-type="float">
            <text:p>64.9</text:p>
          </table:table-cell>
          <table:table-cell office:value-type="float" office:value="58.6" calcext:value-type="float">
            <text:p>58.6</text:p>
          </table:table-cell>
          <table:table-cell table:number-columns-repeated="1020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72.4" calcext:value-type="float">
            <text:p>72.4</text:p>
          </table:table-cell>
          <table:table-cell office:value-type="float" office:value="65.3" calcext:value-type="float">
            <text:p>65.3</text:p>
          </table:table-cell>
          <table:table-cell office:value-type="float" office:value="58.9" calcext:value-type="float">
            <text:p>58.9</text:p>
          </table:table-cell>
          <table:table-cell table:number-columns-repeated="1020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72.5" calcext:value-type="float">
            <text:p>72.5</text:p>
          </table:table-cell>
          <table:table-cell office:value-type="float" office:value="65.4" calcext:value-type="float">
            <text:p>65.4</text:p>
          </table:table-cell>
          <table:table-cell office:value-type="float" office:value="58.9" calcext:value-type="float">
            <text:p>58.9</text:p>
          </table:table-cell>
          <table:table-cell table:number-columns-repeated="1020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73.3" calcext:value-type="float">
            <text:p>73.3</text:p>
          </table:table-cell>
          <table:table-cell office:value-type="float" office:value="66.7" calcext:value-type="float">
            <text:p>66.7</text:p>
          </table:table-cell>
          <table:table-cell office:value-type="float" office:value="60.4" calcext:value-type="float">
            <text:p>60.4</text:p>
          </table:table-cell>
          <table:table-cell table:number-columns-repeated="1020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74" calcext:value-type="float">
            <text:p>74</text:p>
          </table:table-cell>
          <table:table-cell office:value-type="float" office:value="67.6" calcext:value-type="float">
            <text:p>67.6</text:p>
          </table:table-cell>
          <table:table-cell office:value-type="float" office:value="61.5" calcext:value-type="float">
            <text:p>61.5</text:p>
          </table:table-cell>
          <table:table-cell table:number-columns-repeated="1020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4.3" calcext:value-type="float">
            <text:p>74.3</text:p>
          </table:table-cell>
          <table:table-cell office:value-type="float" office:value="68" calcext:value-type="float">
            <text:p>68</text:p>
          </table:table-cell>
          <table:table-cell office:value-type="float" office:value="61.9" calcext:value-type="float">
            <text:p>61.9</text:p>
          </table:table-cell>
          <table:table-cell table:number-columns-repeated="1020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4.8" calcext:value-type="float">
            <text:p>74.8</text:p>
          </table:table-cell>
          <table:table-cell office:value-type="float" office:value="68.8" calcext:value-type="float">
            <text:p>68.8</text:p>
          </table:table-cell>
          <table:table-cell office:value-type="float" office:value="62.9" calcext:value-type="float">
            <text:p>62.9</text:p>
          </table:table-cell>
          <table:table-cell table:number-columns-repeated="1020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4.9" calcext:value-type="float">
            <text:p>74.9</text:p>
          </table:table-cell>
          <table:table-cell office:value-type="float" office:value="68.9" calcext:value-type="float">
            <text:p>68.9</text:p>
          </table:table-cell>
          <table:table-cell office:value-type="float" office:value="63.1" calcext:value-type="float">
            <text:p>63.1</text:p>
          </table:table-cell>
          <table:table-cell/>
          <table:table-cell table:style-name="ce7" table:number-columns-repeated="3"/>
          <table:table-cell table:number-columns-repeated="1016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5.61" calcext:value-type="float">
            <text:p>75.61</text:p>
          </table:table-cell>
          <table:table-cell office:value-type="float" office:value="69.83" calcext:value-type="float">
            <text:p>69.83</text:p>
          </table:table-cell>
          <table:table-cell office:value-type="float" office:value="64.04" calcext:value-type="float">
            <text:p>64.04</text:p>
          </table:table-cell>
          <table:table-cell table:number-columns-repeated="1020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5.86" calcext:value-type="float">
            <text:p>75.86</text:p>
          </table:table-cell>
          <table:table-cell office:value-type="float" office:value="70.24" calcext:value-type="float">
            <text:p>70.24</text:p>
          </table:table-cell>
          <table:table-cell office:value-type="float" office:value="64.56" calcext:value-type="float">
            <text:p>64.56</text:p>
          </table:table-cell>
          <table:table-cell table:number-columns-repeated="1020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6.3" calcext:value-type="float">
            <text:p>76.3</text:p>
          </table:table-cell>
          <table:table-cell office:value-type="float" office:value="70.76" calcext:value-type="float">
            <text:p>70.76</text:p>
          </table:table-cell>
          <table:table-cell office:value-type="float" office:value="65.13" calcext:value-type="float">
            <text:p>65.13</text:p>
          </table:table-cell>
          <table:table-cell table:number-columns-repeated="1020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6.47" calcext:value-type="float">
            <text:p>76.47</text:p>
          </table:table-cell>
          <table:table-cell office:value-type="float" office:value="70.93" calcext:value-type="float">
            <text:p>70.93</text:p>
          </table:table-cell>
          <table:table-cell office:value-type="float" office:value="65.29" calcext:value-type="float">
            <text:p>65.29</text:p>
          </table:table-cell>
          <table:table-cell table:number-columns-repeated="1020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6.71" calcext:value-type="float">
            <text:p>76.71</text:p>
          </table:table-cell>
          <table:table-cell office:value-type="float" office:value="71.39" calcext:value-type="float">
            <text:p>71.39</text:p>
          </table:table-cell>
          <table:table-cell office:value-type="float" office:value="65.92" calcext:value-type="float">
            <text:p>65.92</text:p>
          </table:table-cell>
          <table:table-cell table:number-columns-repeated="1020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7.06" calcext:value-type="float">
            <text:p>77.06</text:p>
          </table:table-cell>
          <table:table-cell office:value-type="float" office:value="71.87" calcext:value-type="float">
            <text:p>71.87</text:p>
          </table:table-cell>
          <table:table-cell office:value-type="float" office:value="66.5" calcext:value-type="float">
            <text:p>66.5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7.64" calcext:value-type="float">
            <text:p>77.64</text:p>
          </table:table-cell>
          <table:table-cell office:value-type="float" office:value="72.7" calcext:value-type="float">
            <text:p>72.7</text:p>
          </table:table-cell>
          <table:table-cell office:value-type="float" office:value="67.51" calcext:value-type="float">
            <text:p>67.51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7.82" calcext:value-type="float">
            <text:p>77.82</text:p>
          </table:table-cell>
          <table:table-cell office:value-type="float" office:value="72.91" calcext:value-type="float">
            <text:p>72.91</text:p>
          </table:table-cell>
          <table:table-cell office:value-type="float" office:value="67.75" calcext:value-type="float">
            <text:p>67.75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8.17" calcext:value-type="float">
            <text:p>78.17</text:p>
          </table:table-cell>
          <table:table-cell office:value-type="float" office:value="73.34" calcext:value-type="float">
            <text:p>73.34</text:p>
          </table:table-cell>
          <table:table-cell office:value-type="float" office:value="68.24" calcext:value-type="float">
            <text:p>68.24</text:p>
          </table:table-cell>
          <table:table-cell table:number-columns-repeated="1020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76.43" calcext:value-type="float">
            <text:p>76.43</text:p>
          </table:table-cell>
          <table:table-cell office:value-type="float" office:value="71.54" calcext:value-type="float">
            <text:p>71.54</text:p>
          </table:table-cell>
          <table:table-cell office:value-type="float" office:value="66.49" calcext:value-type="float">
            <text:p>66.4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5" office:value-type="float" office:value="74.51" calcext:value-type="float">
            <text:p>74.51</text:p>
          </table:table-cell>
          <table:table-cell table:style-name="ce5" office:value-type="float" office:value="70.06" calcext:value-type="float">
            <text:p>70.06</text:p>
          </table:table-cell>
          <table:table-cell table:style-name="ce5" office:value-type="float" office:value="65.51" calcext:value-type="float">
            <text:p>65.51</text:p>
          </table:table-cell>
          <table:table-cell table:style-name="ce6" table:number-columns-repeated="1020"/>
        </table:table-row>
      </table:table>
      <table:table table:name="Rosstat -ru" table:style-name="ta1">
        <table:shapes>
          <draw:frame draw:z-index="0" draw:style-name="gr1" draw:text-style-name="P1" svg:width="12.585in" svg:height="8.9622in" svg:x="0.0433in" svg:y="5.8878in">
            <draw:object draw:notify-on-update-of-ranges="'Rosstat -ru'.A1:'Rosstat -ru'.A1 'Rosstat -ru'.A2:'Rosstat -ru'.A33 'Rosstat -ru'.B1:'Rosstat -ru'.B1 'Rosstat -ru'.B2:'Rosstat -ru'.B33 'Rosstat -ru'.C1:'Rosstat -ru'.C1 'Rosstat -ru'.C2:'Rosstat -ru'.C33 'Rosstat -ru'.D1:'Rosstat -ru'.D1 'Rosstat -ru'.D2:'Rosstat -ru'.D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год</text:p>
          </table:table-cell>
          <table:table-cell table:style-name="ce1" office:value-type="string" calcext:value-type="string">
            <text:p>женщины</text:p>
          </table:table-cell>
          <table:table-cell table:style-name="ce1" office:value-type="string" calcext:value-type="string">
            <text:p>всё население</text:p>
          </table:table-cell>
          <table:table-cell table:style-name="ce1" office:value-type="string" calcext:value-type="string">
            <text:p>мужчины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74.3" calcext:value-type="float">
            <text:p>74.3</text:p>
          </table:table-cell>
          <table:table-cell office:value-type="float" office:value="69.2" calcext:value-type="float">
            <text:p>69.2</text:p>
          </table:table-cell>
          <table:table-cell office:value-type="float" office:value="63.7" calcext:value-type="float">
            <text:p>63.7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74.2" calcext:value-type="float">
            <text:p>74.2</text:p>
          </table:table-cell>
          <table:table-cell office:value-type="float" office:value="68.9" calcext:value-type="float">
            <text:p>68.9</text:p>
          </table:table-cell>
          <table:table-cell office:value-type="float" office:value="63.4" calcext:value-type="float">
            <text:p>63.4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73.7" calcext:value-type="float">
            <text:p>73.7</text:p>
          </table:table-cell>
          <table:table-cell office:value-type="float" office:value="67.8" calcext:value-type="float">
            <text:p>67.8</text:p>
          </table:table-cell>
          <table:table-cell office:value-type="float" office:value="61.9" calcext:value-type="float">
            <text:p>61.9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71.8" calcext:value-type="float">
            <text:p>71.8</text:p>
          </table:table-cell>
          <table:table-cell office:value-type="float" office:value="65" calcext:value-type="float">
            <text:p>65</text:p>
          </table:table-cell>
          <table:table-cell office:value-type="float" office:value="58.8" calcext:value-type="float">
            <text:p>58.8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71.1" calcext:value-type="float">
            <text:p>71.1</text:p>
          </table:table-cell>
          <table:table-cell office:value-type="float" office:value="63.9" calcext:value-type="float">
            <text:p>63.9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71.6" calcext:value-type="float">
            <text:p>71.6</text:p>
          </table:table-cell>
          <table:table-cell office:value-type="float" office:value="64.5" calcext:value-type="float">
            <text:p>64.5</text:p>
          </table:table-cell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72.4" calcext:value-type="float">
            <text:p>72.4</text:p>
          </table:table-cell>
          <table:table-cell office:value-type="float" office:value="65.8" calcext:value-type="float">
            <text:p>65.8</text:p>
          </table:table-cell>
          <table:table-cell office:value-type="float" office:value="59.6" calcext:value-type="float">
            <text:p>59.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72.8" calcext:value-type="float">
            <text:p>72.8</text:p>
          </table:table-cell>
          <table:table-cell office:value-type="float" office:value="66.7" calcext:value-type="float">
            <text:p>66.7</text:p>
          </table:table-cell>
          <table:table-cell office:value-type="float" office:value="60.9" calcext:value-type="float">
            <text:p>60.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73.1" calcext:value-type="float">
            <text:p>73.1</text:p>
          </table:table-cell>
          <table:table-cell office:value-type="float" office:value="67.1" calcext:value-type="float">
            <text:p>67.1</text:p>
          </table:table-cell>
          <table:table-cell office:value-type="float" office:value="61.2" calcext:value-type="float">
            <text:p>61.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72.4" calcext:value-type="float">
            <text:p>72.4</text:p>
          </table:table-cell>
          <table:table-cell office:value-type="float" office:value="65.9" calcext:value-type="float">
            <text:p>65.9</text:p>
          </table:table-cell>
          <table:table-cell office:value-type="float" office:value="59.9" calcext:value-type="float">
            <text:p>59.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2.3" calcext:value-type="float">
            <text:p>72.3</text:p>
          </table:table-cell>
          <table:table-cell office:value-type="float" office:value="65.3" calcext:value-type="float">
            <text:p>65.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72.2" calcext:value-type="float">
            <text:p>72.2</text:p>
          </table:table-cell>
          <table:table-cell office:value-type="float" office:value="65.2" calcext:value-type="float">
            <text:p>65.2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71.9" calcext:value-type="float">
            <text:p>71.9</text:p>
          </table:table-cell>
          <table:table-cell office:value-type="float" office:value="65" calcext:value-type="float">
            <text:p>65</text:p>
          </table:table-cell>
          <table:table-cell office:value-type="float" office:value="58.7" calcext:value-type="float">
            <text:p>58.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71.9" calcext:value-type="float">
            <text:p>71.9</text:p>
          </table:table-cell>
          <table:table-cell office:value-type="float" office:value="64.9" calcext:value-type="float">
            <text:p>64.9</text:p>
          </table:table-cell>
          <table:table-cell office:value-type="float" office:value="58.6" calcext:value-type="float">
            <text:p>58.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72.4" calcext:value-type="float">
            <text:p>72.4</text:p>
          </table:table-cell>
          <table:table-cell office:value-type="float" office:value="65.3" calcext:value-type="float">
            <text:p>65.3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72.5" calcext:value-type="float">
            <text:p>72.5</text:p>
          </table:table-cell>
          <table:table-cell office:value-type="float" office:value="65.4" calcext:value-type="float">
            <text:p>65.4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73.3" calcext:value-type="float">
            <text:p>73.3</text:p>
          </table:table-cell>
          <table:table-cell office:value-type="float" office:value="66.7" calcext:value-type="float">
            <text:p>66.7</text:p>
          </table:table-cell>
          <table:table-cell office:value-type="float" office:value="60.4" calcext:value-type="float">
            <text:p>60.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74" calcext:value-type="float">
            <text:p>74</text:p>
          </table:table-cell>
          <table:table-cell office:value-type="float" office:value="67.6" calcext:value-type="float">
            <text:p>67.6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4.3" calcext:value-type="float">
            <text:p>74.3</text:p>
          </table:table-cell>
          <table:table-cell office:value-type="float" office:value="68" calcext:value-type="float">
            <text:p>68</text:p>
          </table:table-cell>
          <table:table-cell office:value-type="float" office:value="61.9" calcext:value-type="float">
            <text:p>61.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4.8" calcext:value-type="float">
            <text:p>74.8</text:p>
          </table:table-cell>
          <table:table-cell office:value-type="float" office:value="68.8" calcext:value-type="float">
            <text:p>68.8</text:p>
          </table:table-cell>
          <table:table-cell office:value-type="float" office:value="62.9" calcext:value-type="float">
            <text:p>62.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4.9" calcext:value-type="float">
            <text:p>74.9</text:p>
          </table:table-cell>
          <table:table-cell office:value-type="float" office:value="68.9" calcext:value-type="float">
            <text:p>68.9</text:p>
          </table:table-cell>
          <table:table-cell office:value-type="float" office:value="63.1" calcext:value-type="float">
            <text:p>63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5.61" calcext:value-type="float">
            <text:p>75.61</text:p>
          </table:table-cell>
          <table:table-cell office:value-type="float" office:value="69.83" calcext:value-type="float">
            <text:p>69.83</text:p>
          </table:table-cell>
          <table:table-cell office:value-type="float" office:value="64.04" calcext:value-type="float">
            <text:p>64.0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5.86" calcext:value-type="float">
            <text:p>75.86</text:p>
          </table:table-cell>
          <table:table-cell office:value-type="float" office:value="70.24" calcext:value-type="float">
            <text:p>70.24</text:p>
          </table:table-cell>
          <table:table-cell office:value-type="float" office:value="64.56" calcext:value-type="float">
            <text:p>64.5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6.3" calcext:value-type="float">
            <text:p>76.3</text:p>
          </table:table-cell>
          <table:table-cell office:value-type="float" office:value="70.76" calcext:value-type="float">
            <text:p>70.76</text:p>
          </table:table-cell>
          <table:table-cell office:value-type="float" office:value="65.13" calcext:value-type="float">
            <text:p>65.1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6.47" calcext:value-type="float">
            <text:p>76.47</text:p>
          </table:table-cell>
          <table:table-cell office:value-type="float" office:value="70.93" calcext:value-type="float">
            <text:p>70.93</text:p>
          </table:table-cell>
          <table:table-cell office:value-type="float" office:value="65.29" calcext:value-type="float">
            <text:p>65.2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6.71" calcext:value-type="float">
            <text:p>76.71</text:p>
          </table:table-cell>
          <table:table-cell office:value-type="float" office:value="71.39" calcext:value-type="float">
            <text:p>71.39</text:p>
          </table:table-cell>
          <table:table-cell office:value-type="float" office:value="65.92" calcext:value-type="float">
            <text:p>65.9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7.06" calcext:value-type="float">
            <text:p>77.06</text:p>
          </table:table-cell>
          <table:table-cell office:value-type="float" office:value="71.87" calcext:value-type="float">
            <text:p>71.87</text:p>
          </table:table-cell>
          <table:table-cell office:value-type="float" office:value="66.5" calcext:value-type="float">
            <text:p>66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7.64" calcext:value-type="float">
            <text:p>77.64</text:p>
          </table:table-cell>
          <table:table-cell office:value-type="float" office:value="72.7" calcext:value-type="float">
            <text:p>72.7</text:p>
          </table:table-cell>
          <table:table-cell office:value-type="float" office:value="67.51" calcext:value-type="float">
            <text:p>67.5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7.82" calcext:value-type="float">
            <text:p>77.82</text:p>
          </table:table-cell>
          <table:table-cell office:value-type="float" office:value="72.91" calcext:value-type="float">
            <text:p>72.91</text:p>
          </table:table-cell>
          <table:table-cell office:value-type="float" office:value="67.75" calcext:value-type="float">
            <text:p>67.7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8.17" calcext:value-type="float">
            <text:p>78.17</text:p>
          </table:table-cell>
          <table:table-cell office:value-type="float" office:value="73.34" calcext:value-type="float">
            <text:p>73.34</text:p>
          </table:table-cell>
          <table:table-cell office:value-type="float" office:value="68.24" calcext:value-type="float">
            <text:p>68.2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76.43" calcext:value-type="float">
            <text:p>76.43</text:p>
          </table:table-cell>
          <table:table-cell office:value-type="float" office:value="71.54" calcext:value-type="float">
            <text:p>71.54</text:p>
          </table:table-cell>
          <table:table-cell office:value-type="float" office:value="66.49" calcext:value-type="float">
            <text:p>66.4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5" office:value-type="float" office:value="74.51" calcext:value-type="float">
            <text:p>74.51</text:p>
          </table:table-cell>
          <table:table-cell table:style-name="ce5" office:value-type="float" office:value="70.06" calcext:value-type="float">
            <text:p>70.06</text:p>
          </table:table-cell>
          <table:table-cell table:style-name="ce5" office:value-type="float" office:value="65.51" calcext:value-type="float">
            <text:p>65.51</text:p>
          </table:table-cell>
        </table:table-row>
      </table:table>
      <table:table table:name="HMD plus Rosstat (from 2015)" table:style-name="ta1">
        <table:shapes>
          <draw:frame draw:z-index="0" draw:style-name="gr1" draw:text-style-name="P1" svg:width="21.1031in" svg:height="8.9622in" svg:x="0in" svg:y="11.4091in">
            <draw:object draw:notify-on-update-of-ranges="'HMD plus Rosstat (from 2015)'.A1:'HMD plus Rosstat (from 2015)'.A1 'HMD plus Rosstat (from 2015)'.A2:'HMD plus Rosstat (from 2015)'.A64 'HMD plus Rosstat (from 2015)'.B1:'HMD plus Rosstat (from 2015)'.B1 'HMD plus Rosstat (from 2015)'.B2:'HMD plus Rosstat (from 2015)'.B64 'HMD plus Rosstat (from 2015)'.C1:'HMD plus Rosstat (from 2015)'.C1 'HMD plus Rosstat (from 2015)'.C2:'HMD plus Rosstat (from 2015)'.C64 'HMD plus Rosstat (from 2015)'.D1:'HMD plus Rosstat (from 2015)'.D1 'HMD plus Rosstat (from 2015)'.D2:'HMD plus Rosstat (from 2015)'.D6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females</text:p>
          </table:table-cell>
          <table:table-cell table:style-name="ce1" office:value-type="string" calcext:value-type="string">
            <text:p>overall</text:p>
          </table:table-cell>
          <table:table-cell table:style-name="ce1" office:value-type="string" calcext:value-type="string">
            <text:p>males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71.16" calcext:value-type="float">
            <text:p>71.16</text:p>
          </table:table-cell>
          <table:table-cell office:value-type="float" office:value="67.69" calcext:value-type="float">
            <text:p>67.69</text:p>
          </table:table-cell>
          <table:table-cell office:value-type="float" office:value="62.85" calcext:value-type="float">
            <text:p>62.85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72.31" calcext:value-type="float">
            <text:p>72.31</text:p>
          </table:table-cell>
          <table:table-cell office:value-type="float" office:value="68.7" calcext:value-type="float">
            <text:p>68.7</text:p>
          </table:table-cell>
          <table:table-cell office:value-type="float" office:value="63.67" calcext:value-type="float">
            <text:p>63.67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72.62" calcext:value-type="float">
            <text:p>72.62</text:p>
          </table:table-cell>
          <table:table-cell office:value-type="float" office:value="68.96" calcext:value-type="float">
            <text:p>68.96</text:p>
          </table:table-cell>
          <table:table-cell office:value-type="float" office:value="63.9" calcext:value-type="float">
            <text:p>63.9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72.27" calcext:value-type="float">
            <text:p>72.27</text:p>
          </table:table-cell>
          <table:table-cell office:value-type="float" office:value="68.64" calcext:value-type="float">
            <text:p>68.64</text:p>
          </table:table-cell>
          <table:table-cell office:value-type="float" office:value="63.68" calcext:value-type="float">
            <text:p>63.68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72.78" calcext:value-type="float">
            <text:p>72.78</text:p>
          </table:table-cell>
          <table:table-cell office:value-type="float" office:value="69.13" calcext:value-type="float">
            <text:p>69.13</text:p>
          </table:table-cell>
          <table:table-cell office:value-type="float" office:value="64.13" calcext:value-type="float">
            <text:p>64.13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73.58" calcext:value-type="float">
            <text:p>73.58</text:p>
          </table:table-cell>
          <table:table-cell office:value-type="float" office:value="69.92" calcext:value-type="float">
            <text:p>69.92</text:p>
          </table:table-cell>
          <table:table-cell office:value-type="float" office:value="64.89" calcext:value-type="float">
            <text:p>64.89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73.31" calcext:value-type="float">
            <text:p>73.31</text:p>
          </table:table-cell>
          <table:table-cell office:value-type="float" office:value="69.5" calcext:value-type="float">
            <text:p>69.5</text:p>
          </table:table-cell>
          <table:table-cell office:value-type="float" office:value="64.36" calcext:value-type="float">
            <text:p>64.36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73.55" calcext:value-type="float">
            <text:p>73.55</text:p>
          </table:table-cell>
          <table:table-cell office:value-type="float" office:value="69.57" calcext:value-type="float">
            <text:p>69.57</text:p>
          </table:table-cell>
          <table:table-cell office:value-type="float" office:value="64.28" calcext:value-type="float">
            <text:p>64.28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73.43" calcext:value-type="float">
            <text:p>73.43</text:p>
          </table:table-cell>
          <table:table-cell office:value-type="float" office:value="69.35" calcext:value-type="float">
            <text:p>69.35</text:p>
          </table:table-cell>
          <table:table-cell office:value-type="float" office:value="64.02" calcext:value-type="float">
            <text:p>64.02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73.55" calcext:value-type="float">
            <text:p>73.55</text:p>
          </table:table-cell>
          <table:table-cell office:value-type="float" office:value="69.25" calcext:value-type="float">
            <text:p>69.25</text:p>
          </table:table-cell>
          <table:table-cell office:value-type="float" office:value="63.72" calcext:value-type="float">
            <text:p>63.72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73.29" calcext:value-type="float">
            <text:p>73.29</text:p>
          </table:table-cell>
          <table:table-cell office:value-type="float" office:value="68.76" calcext:value-type="float">
            <text:p>68.76</text:p>
          </table:table-cell>
          <table:table-cell office:value-type="float" office:value="63.07" calcext:value-type="float">
            <text:p>63.07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73.44" calcext:value-type="float">
            <text:p>73.44</text:p>
          </table:table-cell>
          <table:table-cell office:value-type="float" office:value="68.83" calcext:value-type="float">
            <text:p>68.83</text:p>
          </table:table-cell>
          <table:table-cell office:value-type="float" office:value="63.07" calcext:value-type="float">
            <text:p>63.07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73.77" calcext:value-type="float">
            <text:p>73.77</text:p>
          </table:table-cell>
          <table:table-cell office:value-type="float" office:value="69.07" calcext:value-type="float">
            <text:p>69.07</text:p>
          </table:table-cell>
          <table:table-cell office:value-type="float" office:value="63.24" calcext:value-type="float">
            <text:p>63.24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73.62" calcext:value-type="float">
            <text:p>73.62</text:p>
          </table:table-cell>
          <table:table-cell office:value-type="float" office:value="68.98" calcext:value-type="float">
            <text:p>68.98</text:p>
          </table:table-cell>
          <table:table-cell office:value-type="float" office:value="63.24" calcext:value-type="float">
            <text:p>63.24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73.56" calcext:value-type="float">
            <text:p>73.56</text:p>
          </table:table-cell>
          <table:table-cell office:value-type="float" office:value="68.96" calcext:value-type="float">
            <text:p>68.96</text:p>
          </table:table-cell>
          <table:table-cell office:value-type="float" office:value="63.28" calcext:value-type="float">
            <text:p>63.28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73.77" calcext:value-type="float">
            <text:p>73.77</text:p>
          </table:table-cell>
          <table:table-cell office:value-type="float" office:value="68.96" calcext:value-type="float">
            <text:p>68.96</text:p>
          </table:table-cell>
          <table:table-cell office:value-type="float" office:value="63.13" calcext:value-type="float">
            <text:p>63.13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73.22" calcext:value-type="float">
            <text:p>73.22</text:p>
          </table:table-cell>
          <table:table-cell office:value-type="float" office:value="68.32" calcext:value-type="float">
            <text:p>68.32</text:p>
          </table:table-cell>
          <table:table-cell office:value-type="float" office:value="62.48" calcext:value-type="float">
            <text:p>62.48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73.05" calcext:value-type="float">
            <text:p>73.05</text:p>
          </table:table-cell>
          <table:table-cell office:value-type="float" office:value="68.06" calcext:value-type="float">
            <text:p>68.06</text:p>
          </table:table-cell>
          <table:table-cell office:value-type="float" office:value="62.19" calcext:value-type="float">
            <text:p>62.1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73.19" calcext:value-type="float">
            <text:p>73.19</text:p>
          </table:table-cell>
          <table:table-cell office:value-type="float" office:value="67.9" calcext:value-type="float">
            <text:p>67.9</text:p>
          </table:table-cell>
          <table:table-cell office:value-type="float" office:value="61.82" calcext:value-type="float">
            <text:p>61.82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73.23" calcext:value-type="float">
            <text:p>73.23</text:p>
          </table:table-cell>
          <table:table-cell office:value-type="float" office:value="67.91" calcext:value-type="float">
            <text:p>67.91</text:p>
          </table:table-cell>
          <table:table-cell office:value-type="float" office:value="61.83" calcext:value-type="float">
            <text:p>61.83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73.02" calcext:value-type="float">
            <text:p>73.02</text:p>
          </table:table-cell>
          <table:table-cell office:value-type="float" office:value="67.58" calcext:value-type="float">
            <text:p>67.58</text:p>
          </table:table-cell>
          <table:table-cell office:value-type="float" office:value="61.49" calcext:value-type="float">
            <text:p>61.49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72.96" calcext:value-type="float">
            <text:p>72.96</text:p>
          </table:table-cell>
          <table:table-cell office:value-type="float" office:value="67.48" calcext:value-type="float">
            <text:p>67.48</text:p>
          </table:table-cell>
          <table:table-cell office:value-type="float" office:value="61.39" calcext:value-type="float">
            <text:p>61.39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73.18" calcext:value-type="float">
            <text:p>73.18</text:p>
          </table:table-cell>
          <table:table-cell office:value-type="float" office:value="67.69" calcext:value-type="float">
            <text:p>67.69</text:p>
          </table:table-cell>
          <table:table-cell office:value-type="float" office:value="61.62" calcext:value-type="float">
            <text:p>61.62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73.63" calcext:value-type="float">
            <text:p>73.63</text:p>
          </table:table-cell>
          <table:table-cell office:value-type="float" office:value="68.24" calcext:value-type="float">
            <text:p>68.24</text:p>
          </table:table-cell>
          <table:table-cell office:value-type="float" office:value="62.24" calcext:value-type="float">
            <text:p>62.24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73.42" calcext:value-type="float">
            <text:p>73.42</text:p>
          </table:table-cell>
          <table:table-cell office:value-type="float" office:value="68.07" calcext:value-type="float">
            <text:p>68.07</text:p>
          </table:table-cell>
          <table:table-cell office:value-type="float" office:value="62.16" calcext:value-type="float">
            <text:p>62.16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72.96" calcext:value-type="float">
            <text:p>72.96</text:p>
          </table:table-cell>
          <table:table-cell office:value-type="float" office:value="67.56" calcext:value-type="float">
            <text:p>67.56</text:p>
          </table:table-cell>
          <table:table-cell office:value-type="float" office:value="61.71" calcext:value-type="float">
            <text:p>61.71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73.24" calcext:value-type="float">
            <text:p>73.24</text:p>
          </table:table-cell>
          <table:table-cell office:value-type="float" office:value="68.26" calcext:value-type="float">
            <text:p>68.26</text:p>
          </table:table-cell>
          <table:table-cell office:value-type="float" office:value="62.73" calcext:value-type="float">
            <text:p>62.73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74.2" calcext:value-type="float">
            <text:p>74.2</text:p>
          </table:table-cell>
          <table:table-cell office:value-type="float" office:value="69.85" calcext:value-type="float">
            <text:p>69.85</text:p>
          </table:table-cell>
          <table:table-cell office:value-type="float" office:value="64.76" calcext:value-type="float">
            <text:p>64.76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74.27" calcext:value-type="float">
            <text:p>74.27</text:p>
          </table:table-cell>
          <table:table-cell office:value-type="float" office:value="69.9" calcext:value-type="float">
            <text:p>69.9</text:p>
          </table:table-cell>
          <table:table-cell office:value-type="float" office:value="64.84" calcext:value-type="float">
            <text:p>64.84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74.25" calcext:value-type="float">
            <text:p>74.25</text:p>
          </table:table-cell>
          <table:table-cell office:value-type="float" office:value="69.73" calcext:value-type="float">
            <text:p>69.73</text:p>
          </table:table-cell>
          <table:table-cell office:value-type="float" office:value="64.62" calcext:value-type="float">
            <text:p>64.62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74.49" calcext:value-type="float">
            <text:p>74.49</text:p>
          </table:table-cell>
          <table:table-cell office:value-type="float" office:value="69.59" calcext:value-type="float">
            <text:p>69.59</text:p>
          </table:table-cell>
          <table:table-cell office:value-type="float" office:value="64.2" calcext:value-type="float">
            <text:p>64.2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74.3" calcext:value-type="float">
            <text:p>74.3</text:p>
          </table:table-cell>
          <table:table-cell office:value-type="float" office:value="69.2" calcext:value-type="float">
            <text:p>69.2</text:p>
          </table:table-cell>
          <table:table-cell office:value-type="float" office:value="63.7" calcext:value-type="float">
            <text:p>63.7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74.2" calcext:value-type="float">
            <text:p>74.2</text:p>
          </table:table-cell>
          <table:table-cell office:value-type="float" office:value="68.9" calcext:value-type="float">
            <text:p>68.9</text:p>
          </table:table-cell>
          <table:table-cell office:value-type="float" office:value="63.4" calcext:value-type="float">
            <text:p>63.4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73.7" calcext:value-type="float">
            <text:p>73.7</text:p>
          </table:table-cell>
          <table:table-cell office:value-type="float" office:value="67.8" calcext:value-type="float">
            <text:p>67.8</text:p>
          </table:table-cell>
          <table:table-cell office:value-type="float" office:value="61.9" calcext:value-type="float">
            <text:p>61.9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71.8" calcext:value-type="float">
            <text:p>71.8</text:p>
          </table:table-cell>
          <table:table-cell office:value-type="float" office:value="65" calcext:value-type="float">
            <text:p>65</text:p>
          </table:table-cell>
          <table:table-cell office:value-type="float" office:value="58.8" calcext:value-type="float">
            <text:p>58.8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71.1" calcext:value-type="float">
            <text:p>71.1</text:p>
          </table:table-cell>
          <table:table-cell office:value-type="float" office:value="63.9" calcext:value-type="float">
            <text:p>63.9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71.6" calcext:value-type="float">
            <text:p>71.6</text:p>
          </table:table-cell>
          <table:table-cell office:value-type="float" office:value="64.5" calcext:value-type="float">
            <text:p>64.5</text:p>
          </table:table-cell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72.4" calcext:value-type="float">
            <text:p>72.4</text:p>
          </table:table-cell>
          <table:table-cell office:value-type="float" office:value="65.8" calcext:value-type="float">
            <text:p>65.8</text:p>
          </table:table-cell>
          <table:table-cell office:value-type="float" office:value="59.6" calcext:value-type="float">
            <text:p>59.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72.8" calcext:value-type="float">
            <text:p>72.8</text:p>
          </table:table-cell>
          <table:table-cell office:value-type="float" office:value="66.7" calcext:value-type="float">
            <text:p>66.7</text:p>
          </table:table-cell>
          <table:table-cell office:value-type="float" office:value="60.9" calcext:value-type="float">
            <text:p>60.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73.1" calcext:value-type="float">
            <text:p>73.1</text:p>
          </table:table-cell>
          <table:table-cell office:value-type="float" office:value="67.1" calcext:value-type="float">
            <text:p>67.1</text:p>
          </table:table-cell>
          <table:table-cell office:value-type="float" office:value="61.2" calcext:value-type="float">
            <text:p>61.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72.4" calcext:value-type="float">
            <text:p>72.4</text:p>
          </table:table-cell>
          <table:table-cell office:value-type="float" office:value="65.9" calcext:value-type="float">
            <text:p>65.9</text:p>
          </table:table-cell>
          <table:table-cell office:value-type="float" office:value="59.9" calcext:value-type="float">
            <text:p>59.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2.3" calcext:value-type="float">
            <text:p>72.3</text:p>
          </table:table-cell>
          <table:table-cell office:value-type="float" office:value="65.3" calcext:value-type="float">
            <text:p>65.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72.2" calcext:value-type="float">
            <text:p>72.2</text:p>
          </table:table-cell>
          <table:table-cell office:value-type="float" office:value="65.2" calcext:value-type="float">
            <text:p>65.2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71.9" calcext:value-type="float">
            <text:p>71.9</text:p>
          </table:table-cell>
          <table:table-cell office:value-type="float" office:value="65" calcext:value-type="float">
            <text:p>65</text:p>
          </table:table-cell>
          <table:table-cell office:value-type="float" office:value="58.7" calcext:value-type="float">
            <text:p>58.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71.9" calcext:value-type="float">
            <text:p>71.9</text:p>
          </table:table-cell>
          <table:table-cell office:value-type="float" office:value="64.9" calcext:value-type="float">
            <text:p>64.9</text:p>
          </table:table-cell>
          <table:table-cell office:value-type="float" office:value="58.6" calcext:value-type="float">
            <text:p>58.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72.4" calcext:value-type="float">
            <text:p>72.4</text:p>
          </table:table-cell>
          <table:table-cell office:value-type="float" office:value="65.3" calcext:value-type="float">
            <text:p>65.3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72.5" calcext:value-type="float">
            <text:p>72.5</text:p>
          </table:table-cell>
          <table:table-cell office:value-type="float" office:value="65.4" calcext:value-type="float">
            <text:p>65.4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73.3" calcext:value-type="float">
            <text:p>73.3</text:p>
          </table:table-cell>
          <table:table-cell office:value-type="float" office:value="66.7" calcext:value-type="float">
            <text:p>66.7</text:p>
          </table:table-cell>
          <table:table-cell office:value-type="float" office:value="60.4" calcext:value-type="float">
            <text:p>60.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74" calcext:value-type="float">
            <text:p>74</text:p>
          </table:table-cell>
          <table:table-cell office:value-type="float" office:value="67.6" calcext:value-type="float">
            <text:p>67.6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4.3" calcext:value-type="float">
            <text:p>74.3</text:p>
          </table:table-cell>
          <table:table-cell office:value-type="float" office:value="68" calcext:value-type="float">
            <text:p>68</text:p>
          </table:table-cell>
          <table:table-cell office:value-type="float" office:value="61.9" calcext:value-type="float">
            <text:p>61.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4.8" calcext:value-type="float">
            <text:p>74.8</text:p>
          </table:table-cell>
          <table:table-cell office:value-type="float" office:value="68.8" calcext:value-type="float">
            <text:p>68.8</text:p>
          </table:table-cell>
          <table:table-cell office:value-type="float" office:value="62.9" calcext:value-type="float">
            <text:p>62.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4.9" calcext:value-type="float">
            <text:p>74.9</text:p>
          </table:table-cell>
          <table:table-cell office:value-type="float" office:value="68.9" calcext:value-type="float">
            <text:p>68.9</text:p>
          </table:table-cell>
          <table:table-cell office:value-type="float" office:value="63.1" calcext:value-type="float">
            <text:p>63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5.61" calcext:value-type="float">
            <text:p>75.61</text:p>
          </table:table-cell>
          <table:table-cell office:value-type="float" office:value="69.83" calcext:value-type="float">
            <text:p>69.83</text:p>
          </table:table-cell>
          <table:table-cell office:value-type="float" office:value="64.04" calcext:value-type="float">
            <text:p>64.0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5.86" calcext:value-type="float">
            <text:p>75.86</text:p>
          </table:table-cell>
          <table:table-cell office:value-type="float" office:value="70.24" calcext:value-type="float">
            <text:p>70.24</text:p>
          </table:table-cell>
          <table:table-cell office:value-type="float" office:value="64.56" calcext:value-type="float">
            <text:p>64.5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6.3" calcext:value-type="float">
            <text:p>76.3</text:p>
          </table:table-cell>
          <table:table-cell office:value-type="float" office:value="70.76" calcext:value-type="float">
            <text:p>70.76</text:p>
          </table:table-cell>
          <table:table-cell office:value-type="float" office:value="65.13" calcext:value-type="float">
            <text:p>65.1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6.47" calcext:value-type="float">
            <text:p>76.47</text:p>
          </table:table-cell>
          <table:table-cell office:value-type="float" office:value="70.93" calcext:value-type="float">
            <text:p>70.93</text:p>
          </table:table-cell>
          <table:table-cell office:value-type="float" office:value="65.29" calcext:value-type="float">
            <text:p>65.2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6.71" calcext:value-type="float">
            <text:p>76.71</text:p>
          </table:table-cell>
          <table:table-cell office:value-type="float" office:value="71.39" calcext:value-type="float">
            <text:p>71.39</text:p>
          </table:table-cell>
          <table:table-cell office:value-type="float" office:value="65.92" calcext:value-type="float">
            <text:p>65.9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7.06" calcext:value-type="float">
            <text:p>77.06</text:p>
          </table:table-cell>
          <table:table-cell office:value-type="float" office:value="71.87" calcext:value-type="float">
            <text:p>71.87</text:p>
          </table:table-cell>
          <table:table-cell office:value-type="float" office:value="66.5" calcext:value-type="float">
            <text:p>66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7.64" calcext:value-type="float">
            <text:p>77.64</text:p>
          </table:table-cell>
          <table:table-cell office:value-type="float" office:value="72.7" calcext:value-type="float">
            <text:p>72.7</text:p>
          </table:table-cell>
          <table:table-cell office:value-type="float" office:value="67.51" calcext:value-type="float">
            <text:p>67.5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7.82" calcext:value-type="float">
            <text:p>77.82</text:p>
          </table:table-cell>
          <table:table-cell office:value-type="float" office:value="72.91" calcext:value-type="float">
            <text:p>72.91</text:p>
          </table:table-cell>
          <table:table-cell office:value-type="float" office:value="67.75" calcext:value-type="float">
            <text:p>67.7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8.17" calcext:value-type="float">
            <text:p>78.17</text:p>
          </table:table-cell>
          <table:table-cell office:value-type="float" office:value="73.34" calcext:value-type="float">
            <text:p>73.34</text:p>
          </table:table-cell>
          <table:table-cell office:value-type="float" office:value="68.24" calcext:value-type="float">
            <text:p>68.2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76.43" calcext:value-type="float">
            <text:p>76.43</text:p>
          </table:table-cell>
          <table:table-cell office:value-type="float" office:value="71.54" calcext:value-type="float">
            <text:p>71.54</text:p>
          </table:table-cell>
          <table:table-cell office:value-type="float" office:value="66.49" calcext:value-type="float">
            <text:p>66.4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5" office:value-type="float" office:value="74.51" calcext:value-type="float">
            <text:p>74.51</text:p>
          </table:table-cell>
          <table:table-cell table:style-name="ce5" office:value-type="float" office:value="70.06" calcext:value-type="float">
            <text:p>70.06</text:p>
          </table:table-cell>
          <table:table-cell table:style-name="ce5" office:value-type="float" office:value="65.51" calcext:value-type="float">
            <text:p>65.51</text:p>
          </table:table-cell>
        </table:table-row>
      </table:table>
      <table:table table:name="HMD plus Rosstat (from 2015) -ru" table:style-name="ta1">
        <table:shapes>
          <draw:frame draw:z-index="0" draw:style-name="gr1" draw:text-style-name="P1" svg:width="21.1031in" svg:height="8.9622in" svg:x="0in" svg:y="11.4091in">
            <draw:object draw:notify-on-update-of-ranges="'HMD plus Rosstat (from 2015) -ru'.A1:'HMD plus Rosstat (from 2015) -ru'.A1 'HMD plus Rosstat (from 2015) -ru'.A2:'HMD plus Rosstat (from 2015) -ru'.A64 'HMD plus Rosstat (from 2015) -ru'.B1:'HMD plus Rosstat (from 2015) -ru'.B1 'HMD plus Rosstat (from 2015) -ru'.B2:'HMD plus Rosstat (from 2015) -ru'.B64 'HMD plus Rosstat (from 2015) -ru'.C1:'HMD plus Rosstat (from 2015) -ru'.C1 'HMD plus Rosstat (from 2015) -ru'.C2:'HMD plus Rosstat (from 2015) -ru'.C64 'HMD plus Rosstat (from 2015) -ru'.D1:'HMD plus Rosstat (from 2015) -ru'.D1 'HMD plus Rosstat (from 2015) -ru'.D2:'HMD plus Rosstat (from 2015) -ru'.D6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row table:style-name="ro1">
          <table:table-cell table:style-name="ce1" office:value-type="string" calcext:value-type="string">
            <text:p>год</text:p>
          </table:table-cell>
          <table:table-cell table:style-name="ce1" office:value-type="string" calcext:value-type="string">
            <text:p>женщины</text:p>
          </table:table-cell>
          <table:table-cell table:style-name="ce1" office:value-type="string" calcext:value-type="string">
            <text:p>всё население</text:p>
          </table:table-cell>
          <table:table-cell table:style-name="ce1" office:value-type="string" calcext:value-type="string">
            <text:p>мужчины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71.16" calcext:value-type="float">
            <text:p>71.16</text:p>
          </table:table-cell>
          <table:table-cell office:value-type="float" office:value="67.69" calcext:value-type="float">
            <text:p>67.69</text:p>
          </table:table-cell>
          <table:table-cell office:value-type="float" office:value="62.85" calcext:value-type="float">
            <text:p>62.85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72.31" calcext:value-type="float">
            <text:p>72.31</text:p>
          </table:table-cell>
          <table:table-cell office:value-type="float" office:value="68.7" calcext:value-type="float">
            <text:p>68.7</text:p>
          </table:table-cell>
          <table:table-cell office:value-type="float" office:value="63.67" calcext:value-type="float">
            <text:p>63.67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72.62" calcext:value-type="float">
            <text:p>72.62</text:p>
          </table:table-cell>
          <table:table-cell office:value-type="float" office:value="68.96" calcext:value-type="float">
            <text:p>68.96</text:p>
          </table:table-cell>
          <table:table-cell office:value-type="float" office:value="63.9" calcext:value-type="float">
            <text:p>63.9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72.27" calcext:value-type="float">
            <text:p>72.27</text:p>
          </table:table-cell>
          <table:table-cell office:value-type="float" office:value="68.64" calcext:value-type="float">
            <text:p>68.64</text:p>
          </table:table-cell>
          <table:table-cell office:value-type="float" office:value="63.68" calcext:value-type="float">
            <text:p>63.68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72.78" calcext:value-type="float">
            <text:p>72.78</text:p>
          </table:table-cell>
          <table:table-cell office:value-type="float" office:value="69.13" calcext:value-type="float">
            <text:p>69.13</text:p>
          </table:table-cell>
          <table:table-cell office:value-type="float" office:value="64.13" calcext:value-type="float">
            <text:p>64.13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73.58" calcext:value-type="float">
            <text:p>73.58</text:p>
          </table:table-cell>
          <table:table-cell office:value-type="float" office:value="69.92" calcext:value-type="float">
            <text:p>69.92</text:p>
          </table:table-cell>
          <table:table-cell office:value-type="float" office:value="64.89" calcext:value-type="float">
            <text:p>64.89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73.31" calcext:value-type="float">
            <text:p>73.31</text:p>
          </table:table-cell>
          <table:table-cell office:value-type="float" office:value="69.5" calcext:value-type="float">
            <text:p>69.5</text:p>
          </table:table-cell>
          <table:table-cell office:value-type="float" office:value="64.36" calcext:value-type="float">
            <text:p>64.36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73.55" calcext:value-type="float">
            <text:p>73.55</text:p>
          </table:table-cell>
          <table:table-cell office:value-type="float" office:value="69.57" calcext:value-type="float">
            <text:p>69.57</text:p>
          </table:table-cell>
          <table:table-cell office:value-type="float" office:value="64.28" calcext:value-type="float">
            <text:p>64.28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73.43" calcext:value-type="float">
            <text:p>73.43</text:p>
          </table:table-cell>
          <table:table-cell office:value-type="float" office:value="69.35" calcext:value-type="float">
            <text:p>69.35</text:p>
          </table:table-cell>
          <table:table-cell office:value-type="float" office:value="64.02" calcext:value-type="float">
            <text:p>64.02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73.55" calcext:value-type="float">
            <text:p>73.55</text:p>
          </table:table-cell>
          <table:table-cell office:value-type="float" office:value="69.25" calcext:value-type="float">
            <text:p>69.25</text:p>
          </table:table-cell>
          <table:table-cell office:value-type="float" office:value="63.72" calcext:value-type="float">
            <text:p>63.72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73.29" calcext:value-type="float">
            <text:p>73.29</text:p>
          </table:table-cell>
          <table:table-cell office:value-type="float" office:value="68.76" calcext:value-type="float">
            <text:p>68.76</text:p>
          </table:table-cell>
          <table:table-cell office:value-type="float" office:value="63.07" calcext:value-type="float">
            <text:p>63.07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73.44" calcext:value-type="float">
            <text:p>73.44</text:p>
          </table:table-cell>
          <table:table-cell office:value-type="float" office:value="68.83" calcext:value-type="float">
            <text:p>68.83</text:p>
          </table:table-cell>
          <table:table-cell office:value-type="float" office:value="63.07" calcext:value-type="float">
            <text:p>63.07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73.77" calcext:value-type="float">
            <text:p>73.77</text:p>
          </table:table-cell>
          <table:table-cell office:value-type="float" office:value="69.07" calcext:value-type="float">
            <text:p>69.07</text:p>
          </table:table-cell>
          <table:table-cell office:value-type="float" office:value="63.24" calcext:value-type="float">
            <text:p>63.24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73.62" calcext:value-type="float">
            <text:p>73.62</text:p>
          </table:table-cell>
          <table:table-cell office:value-type="float" office:value="68.98" calcext:value-type="float">
            <text:p>68.98</text:p>
          </table:table-cell>
          <table:table-cell office:value-type="float" office:value="63.24" calcext:value-type="float">
            <text:p>63.24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73.56" calcext:value-type="float">
            <text:p>73.56</text:p>
          </table:table-cell>
          <table:table-cell office:value-type="float" office:value="68.96" calcext:value-type="float">
            <text:p>68.96</text:p>
          </table:table-cell>
          <table:table-cell office:value-type="float" office:value="63.28" calcext:value-type="float">
            <text:p>63.28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73.77" calcext:value-type="float">
            <text:p>73.77</text:p>
          </table:table-cell>
          <table:table-cell office:value-type="float" office:value="68.96" calcext:value-type="float">
            <text:p>68.96</text:p>
          </table:table-cell>
          <table:table-cell office:value-type="float" office:value="63.13" calcext:value-type="float">
            <text:p>63.13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73.22" calcext:value-type="float">
            <text:p>73.22</text:p>
          </table:table-cell>
          <table:table-cell office:value-type="float" office:value="68.32" calcext:value-type="float">
            <text:p>68.32</text:p>
          </table:table-cell>
          <table:table-cell office:value-type="float" office:value="62.48" calcext:value-type="float">
            <text:p>62.48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73.05" calcext:value-type="float">
            <text:p>73.05</text:p>
          </table:table-cell>
          <table:table-cell office:value-type="float" office:value="68.06" calcext:value-type="float">
            <text:p>68.06</text:p>
          </table:table-cell>
          <table:table-cell office:value-type="float" office:value="62.19" calcext:value-type="float">
            <text:p>62.19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73.19" calcext:value-type="float">
            <text:p>73.19</text:p>
          </table:table-cell>
          <table:table-cell office:value-type="float" office:value="67.9" calcext:value-type="float">
            <text:p>67.9</text:p>
          </table:table-cell>
          <table:table-cell office:value-type="float" office:value="61.82" calcext:value-type="float">
            <text:p>61.82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73.23" calcext:value-type="float">
            <text:p>73.23</text:p>
          </table:table-cell>
          <table:table-cell office:value-type="float" office:value="67.91" calcext:value-type="float">
            <text:p>67.91</text:p>
          </table:table-cell>
          <table:table-cell office:value-type="float" office:value="61.83" calcext:value-type="float">
            <text:p>61.83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73.02" calcext:value-type="float">
            <text:p>73.02</text:p>
          </table:table-cell>
          <table:table-cell office:value-type="float" office:value="67.58" calcext:value-type="float">
            <text:p>67.58</text:p>
          </table:table-cell>
          <table:table-cell office:value-type="float" office:value="61.49" calcext:value-type="float">
            <text:p>61.49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72.96" calcext:value-type="float">
            <text:p>72.96</text:p>
          </table:table-cell>
          <table:table-cell office:value-type="float" office:value="67.48" calcext:value-type="float">
            <text:p>67.48</text:p>
          </table:table-cell>
          <table:table-cell office:value-type="float" office:value="61.39" calcext:value-type="float">
            <text:p>61.39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73.18" calcext:value-type="float">
            <text:p>73.18</text:p>
          </table:table-cell>
          <table:table-cell office:value-type="float" office:value="67.69" calcext:value-type="float">
            <text:p>67.69</text:p>
          </table:table-cell>
          <table:table-cell office:value-type="float" office:value="61.62" calcext:value-type="float">
            <text:p>61.62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73.63" calcext:value-type="float">
            <text:p>73.63</text:p>
          </table:table-cell>
          <table:table-cell office:value-type="float" office:value="68.24" calcext:value-type="float">
            <text:p>68.24</text:p>
          </table:table-cell>
          <table:table-cell office:value-type="float" office:value="62.24" calcext:value-type="float">
            <text:p>62.24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73.42" calcext:value-type="float">
            <text:p>73.42</text:p>
          </table:table-cell>
          <table:table-cell office:value-type="float" office:value="68.07" calcext:value-type="float">
            <text:p>68.07</text:p>
          </table:table-cell>
          <table:table-cell office:value-type="float" office:value="62.16" calcext:value-type="float">
            <text:p>62.16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72.96" calcext:value-type="float">
            <text:p>72.96</text:p>
          </table:table-cell>
          <table:table-cell office:value-type="float" office:value="67.56" calcext:value-type="float">
            <text:p>67.56</text:p>
          </table:table-cell>
          <table:table-cell office:value-type="float" office:value="61.71" calcext:value-type="float">
            <text:p>61.71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73.24" calcext:value-type="float">
            <text:p>73.24</text:p>
          </table:table-cell>
          <table:table-cell office:value-type="float" office:value="68.26" calcext:value-type="float">
            <text:p>68.26</text:p>
          </table:table-cell>
          <table:table-cell office:value-type="float" office:value="62.73" calcext:value-type="float">
            <text:p>62.73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74.2" calcext:value-type="float">
            <text:p>74.2</text:p>
          </table:table-cell>
          <table:table-cell office:value-type="float" office:value="69.85" calcext:value-type="float">
            <text:p>69.85</text:p>
          </table:table-cell>
          <table:table-cell office:value-type="float" office:value="64.76" calcext:value-type="float">
            <text:p>64.76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74.27" calcext:value-type="float">
            <text:p>74.27</text:p>
          </table:table-cell>
          <table:table-cell office:value-type="float" office:value="69.9" calcext:value-type="float">
            <text:p>69.9</text:p>
          </table:table-cell>
          <table:table-cell office:value-type="float" office:value="64.84" calcext:value-type="float">
            <text:p>64.84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74.25" calcext:value-type="float">
            <text:p>74.25</text:p>
          </table:table-cell>
          <table:table-cell office:value-type="float" office:value="69.73" calcext:value-type="float">
            <text:p>69.73</text:p>
          </table:table-cell>
          <table:table-cell office:value-type="float" office:value="64.62" calcext:value-type="float">
            <text:p>64.62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74.49" calcext:value-type="float">
            <text:p>74.49</text:p>
          </table:table-cell>
          <table:table-cell office:value-type="float" office:value="69.59" calcext:value-type="float">
            <text:p>69.59</text:p>
          </table:table-cell>
          <table:table-cell office:value-type="float" office:value="64.2" calcext:value-type="float">
            <text:p>64.2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74.3" calcext:value-type="float">
            <text:p>74.3</text:p>
          </table:table-cell>
          <table:table-cell office:value-type="float" office:value="69.2" calcext:value-type="float">
            <text:p>69.2</text:p>
          </table:table-cell>
          <table:table-cell office:value-type="float" office:value="63.7" calcext:value-type="float">
            <text:p>63.7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74.2" calcext:value-type="float">
            <text:p>74.2</text:p>
          </table:table-cell>
          <table:table-cell office:value-type="float" office:value="68.9" calcext:value-type="float">
            <text:p>68.9</text:p>
          </table:table-cell>
          <table:table-cell office:value-type="float" office:value="63.4" calcext:value-type="float">
            <text:p>63.4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73.7" calcext:value-type="float">
            <text:p>73.7</text:p>
          </table:table-cell>
          <table:table-cell office:value-type="float" office:value="67.8" calcext:value-type="float">
            <text:p>67.8</text:p>
          </table:table-cell>
          <table:table-cell office:value-type="float" office:value="61.9" calcext:value-type="float">
            <text:p>61.9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71.8" calcext:value-type="float">
            <text:p>71.8</text:p>
          </table:table-cell>
          <table:table-cell office:value-type="float" office:value="65" calcext:value-type="float">
            <text:p>65</text:p>
          </table:table-cell>
          <table:table-cell office:value-type="float" office:value="58.8" calcext:value-type="float">
            <text:p>58.8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71.1" calcext:value-type="float">
            <text:p>71.1</text:p>
          </table:table-cell>
          <table:table-cell office:value-type="float" office:value="63.9" calcext:value-type="float">
            <text:p>63.9</text:p>
          </table:table-cell>
          <table:table-cell office:value-type="float" office:value="57.4" calcext:value-type="float">
            <text:p>57.4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71.6" calcext:value-type="float">
            <text:p>71.6</text:p>
          </table:table-cell>
          <table:table-cell office:value-type="float" office:value="64.5" calcext:value-type="float">
            <text:p>64.5</text:p>
          </table:table-cell>
          <table:table-cell office:value-type="float" office:value="58.1" calcext:value-type="float">
            <text:p>58.1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72.4" calcext:value-type="float">
            <text:p>72.4</text:p>
          </table:table-cell>
          <table:table-cell office:value-type="float" office:value="65.8" calcext:value-type="float">
            <text:p>65.8</text:p>
          </table:table-cell>
          <table:table-cell office:value-type="float" office:value="59.6" calcext:value-type="float">
            <text:p>59.6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72.8" calcext:value-type="float">
            <text:p>72.8</text:p>
          </table:table-cell>
          <table:table-cell office:value-type="float" office:value="66.7" calcext:value-type="float">
            <text:p>66.7</text:p>
          </table:table-cell>
          <table:table-cell office:value-type="float" office:value="60.9" calcext:value-type="float">
            <text:p>60.9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73.1" calcext:value-type="float">
            <text:p>73.1</text:p>
          </table:table-cell>
          <table:table-cell office:value-type="float" office:value="67.1" calcext:value-type="float">
            <text:p>67.1</text:p>
          </table:table-cell>
          <table:table-cell office:value-type="float" office:value="61.2" calcext:value-type="float">
            <text:p>61.2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72.4" calcext:value-type="float">
            <text:p>72.4</text:p>
          </table:table-cell>
          <table:table-cell office:value-type="float" office:value="65.9" calcext:value-type="float">
            <text:p>65.9</text:p>
          </table:table-cell>
          <table:table-cell office:value-type="float" office:value="59.9" calcext:value-type="float">
            <text:p>59.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2.3" calcext:value-type="float">
            <text:p>72.3</text:p>
          </table:table-cell>
          <table:table-cell office:value-type="float" office:value="65.3" calcext:value-type="float">
            <text:p>65.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72.2" calcext:value-type="float">
            <text:p>72.2</text:p>
          </table:table-cell>
          <table:table-cell office:value-type="float" office:value="65.2" calcext:value-type="float">
            <text:p>65.2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71.9" calcext:value-type="float">
            <text:p>71.9</text:p>
          </table:table-cell>
          <table:table-cell office:value-type="float" office:value="65" calcext:value-type="float">
            <text:p>65</text:p>
          </table:table-cell>
          <table:table-cell office:value-type="float" office:value="58.7" calcext:value-type="float">
            <text:p>58.7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71.9" calcext:value-type="float">
            <text:p>71.9</text:p>
          </table:table-cell>
          <table:table-cell office:value-type="float" office:value="64.9" calcext:value-type="float">
            <text:p>64.9</text:p>
          </table:table-cell>
          <table:table-cell office:value-type="float" office:value="58.6" calcext:value-type="float">
            <text:p>58.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72.4" calcext:value-type="float">
            <text:p>72.4</text:p>
          </table:table-cell>
          <table:table-cell office:value-type="float" office:value="65.3" calcext:value-type="float">
            <text:p>65.3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72.5" calcext:value-type="float">
            <text:p>72.5</text:p>
          </table:table-cell>
          <table:table-cell office:value-type="float" office:value="65.4" calcext:value-type="float">
            <text:p>65.4</text:p>
          </table:table-cell>
          <table:table-cell office:value-type="float" office:value="58.9" calcext:value-type="float">
            <text:p>58.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73.3" calcext:value-type="float">
            <text:p>73.3</text:p>
          </table:table-cell>
          <table:table-cell office:value-type="float" office:value="66.7" calcext:value-type="float">
            <text:p>66.7</text:p>
          </table:table-cell>
          <table:table-cell office:value-type="float" office:value="60.4" calcext:value-type="float">
            <text:p>60.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74" calcext:value-type="float">
            <text:p>74</text:p>
          </table:table-cell>
          <table:table-cell office:value-type="float" office:value="67.6" calcext:value-type="float">
            <text:p>67.6</text:p>
          </table:table-cell>
          <table:table-cell office:value-type="float" office:value="61.5" calcext:value-type="float">
            <text:p>61.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74.3" calcext:value-type="float">
            <text:p>74.3</text:p>
          </table:table-cell>
          <table:table-cell office:value-type="float" office:value="68" calcext:value-type="float">
            <text:p>68</text:p>
          </table:table-cell>
          <table:table-cell office:value-type="float" office:value="61.9" calcext:value-type="float">
            <text:p>61.9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74.8" calcext:value-type="float">
            <text:p>74.8</text:p>
          </table:table-cell>
          <table:table-cell office:value-type="float" office:value="68.8" calcext:value-type="float">
            <text:p>68.8</text:p>
          </table:table-cell>
          <table:table-cell office:value-type="float" office:value="62.9" calcext:value-type="float">
            <text:p>62.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4.9" calcext:value-type="float">
            <text:p>74.9</text:p>
          </table:table-cell>
          <table:table-cell office:value-type="float" office:value="68.9" calcext:value-type="float">
            <text:p>68.9</text:p>
          </table:table-cell>
          <table:table-cell office:value-type="float" office:value="63.1" calcext:value-type="float">
            <text:p>63.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5.61" calcext:value-type="float">
            <text:p>75.61</text:p>
          </table:table-cell>
          <table:table-cell office:value-type="float" office:value="69.83" calcext:value-type="float">
            <text:p>69.83</text:p>
          </table:table-cell>
          <table:table-cell office:value-type="float" office:value="64.04" calcext:value-type="float">
            <text:p>64.0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5.86" calcext:value-type="float">
            <text:p>75.86</text:p>
          </table:table-cell>
          <table:table-cell office:value-type="float" office:value="70.24" calcext:value-type="float">
            <text:p>70.24</text:p>
          </table:table-cell>
          <table:table-cell office:value-type="float" office:value="64.56" calcext:value-type="float">
            <text:p>64.56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6.3" calcext:value-type="float">
            <text:p>76.3</text:p>
          </table:table-cell>
          <table:table-cell office:value-type="float" office:value="70.76" calcext:value-type="float">
            <text:p>70.76</text:p>
          </table:table-cell>
          <table:table-cell office:value-type="float" office:value="65.13" calcext:value-type="float">
            <text:p>65.13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6.47" calcext:value-type="float">
            <text:p>76.47</text:p>
          </table:table-cell>
          <table:table-cell office:value-type="float" office:value="70.93" calcext:value-type="float">
            <text:p>70.93</text:p>
          </table:table-cell>
          <table:table-cell office:value-type="float" office:value="65.29" calcext:value-type="float">
            <text:p>65.2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6.71" calcext:value-type="float">
            <text:p>76.71</text:p>
          </table:table-cell>
          <table:table-cell office:value-type="float" office:value="71.39" calcext:value-type="float">
            <text:p>71.39</text:p>
          </table:table-cell>
          <table:table-cell office:value-type="float" office:value="65.92" calcext:value-type="float">
            <text:p>65.92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7.06" calcext:value-type="float">
            <text:p>77.06</text:p>
          </table:table-cell>
          <table:table-cell office:value-type="float" office:value="71.87" calcext:value-type="float">
            <text:p>71.87</text:p>
          </table:table-cell>
          <table:table-cell office:value-type="float" office:value="66.5" calcext:value-type="float">
            <text:p>66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7.64" calcext:value-type="float">
            <text:p>77.64</text:p>
          </table:table-cell>
          <table:table-cell office:value-type="float" office:value="72.7" calcext:value-type="float">
            <text:p>72.7</text:p>
          </table:table-cell>
          <table:table-cell office:value-type="float" office:value="67.51" calcext:value-type="float">
            <text:p>67.51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7.82" calcext:value-type="float">
            <text:p>77.82</text:p>
          </table:table-cell>
          <table:table-cell office:value-type="float" office:value="72.91" calcext:value-type="float">
            <text:p>72.91</text:p>
          </table:table-cell>
          <table:table-cell office:value-type="float" office:value="67.75" calcext:value-type="float">
            <text:p>67.75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8.17" calcext:value-type="float">
            <text:p>78.17</text:p>
          </table:table-cell>
          <table:table-cell office:value-type="float" office:value="73.34" calcext:value-type="float">
            <text:p>73.34</text:p>
          </table:table-cell>
          <table:table-cell office:value-type="float" office:value="68.24" calcext:value-type="float">
            <text:p>68.24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76.43" calcext:value-type="float">
            <text:p>76.43</text:p>
          </table:table-cell>
          <table:table-cell office:value-type="float" office:value="71.54" calcext:value-type="float">
            <text:p>71.54</text:p>
          </table:table-cell>
          <table:table-cell office:value-type="float" office:value="66.49" calcext:value-type="float">
            <text:p>66.49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table:style-name="ce5" office:value-type="float" office:value="74.51" calcext:value-type="float">
            <text:p>74.51</text:p>
          </table:table-cell>
          <table:table-cell table:style-name="ce5" office:value-type="float" office:value="70.06" calcext:value-type="float">
            <text:p>70.06</text:p>
          </table:table-cell>
          <table:table-cell table:style-name="ce5" office:value-type="float" office:value="65.51" calcext:value-type="float">
            <text:p>65.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number:min-decimal-places="1" number:min-integer-digits="1"/>
    </number:number-style>
    <number:number-style style:name="N10121" number:language="en" number:country="US" number:title="User-defined">
      <number:number number:decimal-places="1" number:min-decimal-places="1" number:min-integer-digits="1"/>
    </number:number-style>
    <number:number-style style:name="N20107" number:language="ru" number:country="RU" number:title="User-defined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/00/0000</text:date>, <text:time style:data-style-name="N2" text:time-value="17:17:38.66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1T17:24:54.296000000</dc:date>
    <meta:editing-duration>PT49M2S</meta:editing-duration>
    <meta:editing-cycles>7</meta:editing-cycles>
    <meta:generator>LibreOffice/7.1.5.2$Windows_X86_64 LibreOffice_project/85f04e9f809797b8199d13c421bd8a2b025d52b5</meta:generator>
    <meta:document-statistic meta:table-count="4" meta:cell-count="776" meta:object-count="4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121" number:language="en" number:country="US" number:title="User-defined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fo:font-weight="bold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1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tagger-odd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>
      <style:graphic-properties svg:stroke-width="0.025cm" svg:stroke-color="#dddddd"/>
    </style:style>
    <style:style style:name="ch7" style:family="chart" style:data-style-name="N0">
      <style:chart-properties chart:display-label="true" chart:tick-marks-major-inner="false" chart:tick-marks-major-outer="false" chart:logarithmic="false" chart:minimum="55" chart:maximum="79" chart:origin="0" chart:interval-major="5" chart:interval-minor-divisor="5" chart:reverse-direction="false" text:line-break="false" loext:try-staggering-first="false" chart:link-data-style-to-source="true" chart:axis-position="start" chart:axis-label-position="outside-start"/>
      <style:graphic-properties svg:stroke-color="#b3b3b3"/>
      <style:text-properties fo:font-size="11pt" style:font-size-asian="10pt" style:font-size-complex="10pt"/>
    </style:style>
    <style:style style:name="ch8" style:family="chart">
      <style:graphic-properties svg:stroke-width="0.051cm" svg:stroke-color="#b3b3b3"/>
    </style:style>
    <style:style style:name="ch9" style:family="chart">
      <style:graphic-properties svg:stroke-width="0.025cm" svg:stroke-color="#dddddd" svg:stroke-opacity="65%"/>
    </style:style>
    <style:style style:name="ch10" style:family="chart" style:data-style-name="N10121">
      <style:chart-properties chart:symbol-type="named-symbol" chart:symbol-name="circle" chart:symbol-width="0.75cm" chart:symbol-height="0.75cm" chart:link-data-style-to-source="false" chart:data-label-number="value" chart:data-label-text="false" chart:data-label-symbol="false" chart:label-position="center"/>
      <style:graphic-properties draw:stroke-dash="Line_20_with_20_Fine_20_Dots" svg:stroke-width="0.102cm" svg:stroke-color="#bf0041" draw:fill-color="#bf0041" dr3d:edge-rounding="5%"/>
      <style:text-properties fo:color="#ffffff" fo:font-size="10pt" fo:font-weight="bold" style:font-size-asian="10pt" style:font-size-complex="10pt"/>
    </style:style>
    <style:style style:name="ch11" style:family="chart">
      <style:chart-properties chart:solid-type="cuboid" chart:symbol-type="named-symbol" chart:symbol-name="circle" chart:symbol-width="0.75cm" chart:symbol-height="0.75cm"/>
    </style:style>
    <style:style style:name="ch12" style:family="chart" style:data-style-name="N10121">
      <style:chart-properties chart:symbol-type="named-symbol" chart:symbol-name="circle" chart:symbol-width="0.75cm" chart:symbol-height="0.75cm" chart:link-data-style-to-source="false" chart:data-label-number="value" chart:data-label-text="false" chart:data-label-symbol="false" chart:label-position="center"/>
      <style:graphic-properties svg:stroke-width="0.152cm" svg:stroke-color="#158466" draw:fill-color="#158466" dr3d:edge-rounding="5%"/>
      <style:text-properties fo:color="#ffffff" fo:font-size="10pt" fo:font-weight="bold" style:font-size-asian="10pt" style:font-size-complex="10pt"/>
    </style:style>
    <style:style style:name="ch13" style:family="chart" style:data-style-name="N10121">
      <style:chart-properties chart:symbol-type="named-symbol" chart:symbol-name="circle" chart:symbol-width="0.75cm" chart:symbol-height="0.75cm" chart:link-data-style-to-source="false" chart:data-label-number="value" chart:data-label-text="false" chart:data-label-symbol="false" chart:label-position="center"/>
      <style:graphic-properties svg:stroke-width="0.102cm" svg:stroke-color="#3465a4" draw:fill-color="#3465a4" dr3d:edge-rounding="5%"/>
      <style:text-properties fo:color="#ffffff" fo:font-size="10pt" fo:font-weight="bold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2.024cm" svg:height="22.766cm" xlink:href=".." xlink:type="simple" chart:class="chart:line" chart:style-name="ch1">
        <chart:title svg:x="8.534cm" svg:y="0.315cm" chart:style-name="ch2">
          <text:p>Life expectancy at birth in Russian Federation, 1990—2021</text:p>
        </chart:title>
        <chart:legend chart:legend-position="bottom" svg:x="0.971cm" svg:y="1.447cm" style:legend-expansion="custom" svg:width="7.831cm" svg:height="0.762cm" style:legend-expansion-aspect-ratio="10.2769028871391" chart:style-name="ch3"/>
        <chart:plot-area chart:style-name="ch4" table:cell-range-address="Rosstat.A1:Rosstat.D33" chart:data-source-has-labels="both" svg:x="0.212cm" svg:y="1.372cm" svg:width="31.089cm" svg:height="21.148cm">
          <chart:coordinate-region svg:x="0.886cm" svg:y="1.372cm" svg:width="29.991cm" svg:height="20.148cm"/>
          <chart:axis chart:dimension="x" chart:name="primary-x" chart:style-name="ch5" chartooo:axis-type="auto">
            <chartooo:date-scale/>
            <chart:categories table:cell-range-address="Rosstat.A2:Rosstat.A33"/>
            <chart:grid chart:style-name="ch6" chart:class="major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series chart:style-name="ch10" chart:values-cell-range-address="Rosstat.B2:Rosstat.B33" chart:label-cell-address="Rosstat.B1:Rosstat.B1" chart:class="chart:line">
            <chart:data-point chart:repeated="13"/>
            <chart:data-point chart:style-name="ch11"/>
            <chart:data-point chart:repeated="18"/>
          </chart:series>
          <chart:series chart:style-name="ch12" chart:values-cell-range-address="Rosstat.C2:Rosstat.C33" chart:label-cell-address="Rosstat.C1:Rosstat.C1" chart:class="chart:line">
            <chart:data-point chart:repeated="32"/>
          </chart:series>
          <chart:series chart:style-name="ch13" chart:values-cell-range-address="Rosstat.D2:Rosstat.D33" chart:label-cell-address="Rosstat.D1:Rosstat.D1" chart:class="chart:line"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males</text:p>
                <draw:g>
                  <svg:desc>Rosstat.B1:Rosstat.B1</svg:desc>
                </draw:g>
              </table:table-cell>
              <table:table-cell office:value-type="string">
                <text:p>overall</text:p>
                <draw:g>
                  <svg:desc>Rosstat.C1:Rosstat.C1</svg:desc>
                </draw:g>
              </table:table-cell>
              <table:table-cell office:value-type="string">
                <text:p>males</text:p>
                <draw:g>
                  <svg:desc>Rosstat.D1:Rosstat.D1</svg:desc>
                </draw:g>
              </table:table-cell>
            </table:table-row>
          </table:table-header-rows>
          <table:table-rows>
            <table:table-row>
              <table:table-cell office:value-type="float" office:value="1990">
                <text:p>1990</text:p>
                <draw:g>
                  <svg:desc>Rosstat.A2:Rosstat.A33</svg:desc>
                </draw:g>
              </table:table-cell>
              <table:table-cell office:value-type="float" office:value="74.3">
                <text:p>74.3</text:p>
                <draw:g>
                  <svg:desc>Rosstat.B2:Rosstat.B33</svg:desc>
                </draw:g>
              </table:table-cell>
              <table:table-cell office:value-type="float" office:value="69.2">
                <text:p>69.2</text:p>
                <draw:g>
                  <svg:desc>Rosstat.C2:Rosstat.C33</svg:desc>
                </draw:g>
              </table:table-cell>
              <table:table-cell office:value-type="float" office:value="63.7">
                <text:p>63.7</text:p>
                <draw:g>
                  <svg:desc>Rosstat.D2:Rosstat.D33</svg:desc>
                </draw:g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74.2">
                <text:p>74.2</text:p>
              </table:table-cell>
              <table:table-cell office:value-type="float" office:value="68.9">
                <text:p>68.9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73.7">
                <text:p>73.7</text:p>
              </table:table-cell>
              <table:table-cell office:value-type="float" office:value="67.8">
                <text:p>67.8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71.8">
                <text:p>71.8</text:p>
              </table:table-cell>
              <table:table-cell office:value-type="float" office:value="65">
                <text:p>65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71.1">
                <text:p>71.1</text:p>
              </table:table-cell>
              <table:table-cell office:value-type="float" office:value="63.9">
                <text:p>63.9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71.6">
                <text:p>71.6</text:p>
              </table:table-cell>
              <table:table-cell office:value-type="float" office:value="64.5">
                <text:p>64.5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2.4">
                <text:p>72.4</text:p>
              </table:table-cell>
              <table:table-cell office:value-type="float" office:value="65.8">
                <text:p>65.8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72.8">
                <text:p>72.8</text:p>
              </table:table-cell>
              <table:table-cell office:value-type="float" office:value="66.7">
                <text:p>66.7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73.1">
                <text:p>73.1</text:p>
              </table:table-cell>
              <table:table-cell office:value-type="float" office:value="67.1">
                <text:p>67.1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72.4">
                <text:p>72.4</text:p>
              </table:table-cell>
              <table:table-cell office:value-type="float" office:value="65.9">
                <text:p>65.9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2.3">
                <text:p>72.3</text:p>
              </table:table-cell>
              <table:table-cell office:value-type="float" office:value="65.3">
                <text:p>65.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72.2">
                <text:p>72.2</text:p>
              </table:table-cell>
              <table:table-cell office:value-type="float" office:value="65.2">
                <text:p>65.2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71.9">
                <text:p>71.9</text:p>
              </table:table-cell>
              <table:table-cell office:value-type="float" office:value="65">
                <text:p>65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71.9">
                <text:p>71.9</text:p>
              </table:table-cell>
              <table:table-cell office:value-type="float" office:value="64.9">
                <text:p>64.9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72.4">
                <text:p>72.4</text:p>
              </table:table-cell>
              <table:table-cell office:value-type="float" office:value="65.3">
                <text:p>65.3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72.5">
                <text:p>72.5</text:p>
              </table:table-cell>
              <table:table-cell office:value-type="float" office:value="65.4">
                <text:p>65.4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73.3">
                <text:p>73.3</text:p>
              </table:table-cell>
              <table:table-cell office:value-type="float" office:value="66.7">
                <text:p>66.7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74">
                <text:p>74</text:p>
              </table:table-cell>
              <table:table-cell office:value-type="float" office:value="67.6">
                <text:p>67.6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74.3">
                <text:p>74.3</text:p>
              </table:table-cell>
              <table:table-cell office:value-type="float" office:value="68">
                <text:p>68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74.8">
                <text:p>74.8</text:p>
              </table:table-cell>
              <table:table-cell office:value-type="float" office:value="68.8">
                <text:p>68.8</text:p>
              </table:table-cell>
              <table:table-cell office:value-type="float" office:value="62.9">
                <text:p>62.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74.9">
                <text:p>74.9</text:p>
              </table:table-cell>
              <table:table-cell office:value-type="float" office:value="68.9">
                <text:p>68.9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75.61">
                <text:p>75.61</text:p>
              </table:table-cell>
              <table:table-cell office:value-type="float" office:value="69.83">
                <text:p>69.83</text:p>
              </table:table-cell>
              <table:table-cell office:value-type="float" office:value="64.04">
                <text:p>64.04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75.86">
                <text:p>75.86</text:p>
              </table:table-cell>
              <table:table-cell office:value-type="float" office:value="70.24">
                <text:p>70.24</text:p>
              </table:table-cell>
              <table:table-cell office:value-type="float" office:value="64.56">
                <text:p>64.5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76.3">
                <text:p>76.3</text:p>
              </table:table-cell>
              <table:table-cell office:value-type="float" office:value="70.76">
                <text:p>70.76</text:p>
              </table:table-cell>
              <table:table-cell office:value-type="float" office:value="65.13">
                <text:p>65.13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76.47">
                <text:p>76.47</text:p>
              </table:table-cell>
              <table:table-cell office:value-type="float" office:value="70.93">
                <text:p>70.93</text:p>
              </table:table-cell>
              <table:table-cell office:value-type="float" office:value="65.29">
                <text:p>65.29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6.71">
                <text:p>76.71</text:p>
              </table:table-cell>
              <table:table-cell office:value-type="float" office:value="71.39">
                <text:p>71.39</text:p>
              </table:table-cell>
              <table:table-cell office:value-type="float" office:value="65.92">
                <text:p>65.92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77.06">
                <text:p>77.06</text:p>
              </table:table-cell>
              <table:table-cell office:value-type="float" office:value="71.87">
                <text:p>71.87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77.64">
                <text:p>77.64</text:p>
              </table:table-cell>
              <table:table-cell office:value-type="float" office:value="72.7">
                <text:p>72.7</text:p>
              </table:table-cell>
              <table:table-cell office:value-type="float" office:value="67.51">
                <text:p>67.51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77.82">
                <text:p>77.82</text:p>
              </table:table-cell>
              <table:table-cell office:value-type="float" office:value="72.91">
                <text:p>72.91</text:p>
              </table:table-cell>
              <table:table-cell office:value-type="float" office:value="67.75">
                <text:p>67.75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78.17">
                <text:p>78.17</text:p>
              </table:table-cell>
              <table:table-cell office:value-type="float" office:value="73.34">
                <text:p>73.34</text:p>
              </table:table-cell>
              <table:table-cell office:value-type="float" office:value="68.24">
                <text:p>68.24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76.43">
                <text:p>76.43</text:p>
              </table:table-cell>
              <table:table-cell office:value-type="float" office:value="71.54">
                <text:p>71.54</text:p>
              </table:table-cell>
              <table:table-cell office:value-type="float" office:value="66.49">
                <text:p>66.49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74.51">
                <text:p>74.51</text:p>
              </table:table-cell>
              <table:table-cell office:value-type="float" office:value="70.06">
                <text:p>70.06</text:p>
              </table:table-cell>
              <table:table-cell office:value-type="float" office:value="65.51">
                <text:p>65.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0107" number:language="ru" number:country="RU" number:title="User-defined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fo:font-weight="bold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1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tagger-odd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>
      <style:graphic-properties svg:stroke-width="0.025cm" svg:stroke-color="#dddddd"/>
    </style:style>
    <style:style style:name="ch7" style:family="chart" style:data-style-name="N0">
      <style:chart-properties chart:display-label="true" chart:tick-marks-major-inner="false" chart:tick-marks-major-outer="false" chart:logarithmic="false" chart:minimum="55" chart:maximum="79" chart:origin="0" chart:interval-major="5" chart:interval-minor-divisor="5" chart:reverse-direction="false" text:line-break="false" loext:try-staggering-first="false" chart:link-data-style-to-source="true" chart:axis-position="start" chart:axis-label-position="outside-start"/>
      <style:graphic-properties svg:stroke-color="#b3b3b3"/>
      <style:text-properties fo:font-size="11pt" style:font-size-asian="10pt" style:font-size-complex="10pt"/>
    </style:style>
    <style:style style:name="ch8" style:family="chart">
      <style:graphic-properties svg:stroke-width="0.051cm" svg:stroke-color="#b3b3b3"/>
    </style:style>
    <style:style style:name="ch9" style:family="chart">
      <style:graphic-properties svg:stroke-width="0.025cm" svg:stroke-color="#dddddd" svg:stroke-opacity="65%"/>
    </style:style>
    <style:style style:name="ch10" style:family="chart" style:data-style-name="N20107">
      <style:chart-properties chart:symbol-type="named-symbol" chart:symbol-name="circle" chart:symbol-width="0.75cm" chart:symbol-height="0.75cm" chart:link-data-style-to-source="false" chart:data-label-number="value" chart:data-label-text="false" chart:data-label-symbol="false" chart:label-position="center"/>
      <style:graphic-properties draw:stroke-dash="Line_20_with_20_Fine_20_Dots" svg:stroke-width="0.102cm" svg:stroke-color="#bf0041" draw:fill-color="#bf0041" dr3d:edge-rounding="5%"/>
      <style:text-properties fo:color="#ffffff" fo:font-size="10pt" fo:font-weight="bold" style:font-size-asian="10pt" style:font-size-complex="10pt"/>
    </style:style>
    <style:style style:name="ch11" style:family="chart">
      <style:chart-properties chart:solid-type="cuboid" chart:symbol-type="named-symbol" chart:symbol-name="circle" chart:symbol-width="0.75cm" chart:symbol-height="0.75cm"/>
    </style:style>
    <style:style style:name="ch12" style:family="chart" style:data-style-name="N20107">
      <style:chart-properties chart:symbol-type="named-symbol" chart:symbol-name="circle" chart:symbol-width="0.75cm" chart:symbol-height="0.75cm" chart:link-data-style-to-source="false" chart:data-label-number="value" chart:data-label-text="false" chart:data-label-symbol="false" chart:label-position="center"/>
      <style:graphic-properties svg:stroke-width="0.152cm" svg:stroke-color="#158466" draw:fill-color="#158466" dr3d:edge-rounding="5%"/>
      <style:text-properties fo:color="#ffffff" fo:font-size="10pt" fo:font-weight="bold" style:font-size-asian="10pt" style:font-size-complex="10pt"/>
    </style:style>
    <style:style style:name="ch13" style:family="chart" style:data-style-name="N20107">
      <style:chart-properties chart:symbol-type="named-symbol" chart:symbol-name="circle" chart:symbol-width="0.75cm" chart:symbol-height="0.75cm" chart:link-data-style-to-source="false" chart:data-label-number="value" chart:data-label-text="false" chart:data-label-symbol="false" chart:label-position="center"/>
      <style:graphic-properties svg:stroke-width="0.102cm" svg:stroke-color="#3465a4" draw:fill-color="#3465a4" dr3d:edge-rounding="5%"/>
      <style:text-properties fo:color="#ffffff" fo:font-size="10pt" fo:font-weight="bold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1.967cm" svg:height="22.765cm" xlink:href=".." xlink:type="simple" chart:class="chart:line" chart:style-name="ch1">
        <chart:title svg:x="3.888cm" svg:y="0.266cm" chart:style-name="ch2">
          <text:p>Ожидаемая продолжительность жизни при рождении в Российской Федерации, 1990—2021</text:p>
        </chart:title>
        <chart:legend chart:legend-position="bottom" svg:x="0.969cm" svg:y="1.446cm" style:legend-expansion="custom" svg:width="9.856cm" svg:height="0.761cm" style:legend-expansion-aspect-ratio="12.9513797634691" chart:style-name="ch3"/>
        <chart:plot-area chart:style-name="ch4" table:cell-range-address="'Rosstat -ru'.A1:'Rosstat -ru'.D33" chart:data-source-has-labels="both" svg:x="0.211cm" svg:y="1.371cm" svg:width="31.036cm" svg:height="21.148cm">
          <chart:coordinate-region svg:x="0.885cm" svg:y="1.371cm" svg:width="29.938cm" svg:height="20.147cm"/>
          <chart:axis chart:dimension="x" chart:name="primary-x" chart:style-name="ch5" chartooo:axis-type="auto">
            <chartooo:date-scale/>
            <chart:categories table:cell-range-address="'Rosstat -ru'.A2:'Rosstat -ru'.A33"/>
            <chart:grid chart:style-name="ch6" chart:class="major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series chart:style-name="ch10" chart:values-cell-range-address="'Rosstat -ru'.B2:'Rosstat -ru'.B33" chart:label-cell-address="'Rosstat -ru'.B1:'Rosstat -ru'.B1" chart:class="chart:line">
            <chart:data-point chart:repeated="13"/>
            <chart:data-point chart:style-name="ch11"/>
            <chart:data-point chart:repeated="18"/>
          </chart:series>
          <chart:series chart:style-name="ch12" chart:values-cell-range-address="'Rosstat -ru'.C2:'Rosstat -ru'.C33" chart:label-cell-address="'Rosstat -ru'.C1:'Rosstat -ru'.C1" chart:class="chart:line">
            <chart:data-point chart:repeated="32"/>
          </chart:series>
          <chart:series chart:style-name="ch13" chart:values-cell-range-address="'Rosstat -ru'.D2:'Rosstat -ru'.D33" chart:label-cell-address="'Rosstat -ru'.D1:'Rosstat -ru'.D1" chart:class="chart:line">
            <chart:data-point chart:repeated="3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женщины</text:p>
                <draw:g>
                  <svg:desc>'Rosstat -ru'.B1:'Rosstat -ru'.B1</svg:desc>
                </draw:g>
              </table:table-cell>
              <table:table-cell office:value-type="string">
                <text:p>всё население</text:p>
                <draw:g>
                  <svg:desc>'Rosstat -ru'.C1:'Rosstat -ru'.C1</svg:desc>
                </draw:g>
              </table:table-cell>
              <table:table-cell office:value-type="string">
                <text:p>мужчины</text:p>
                <draw:g>
                  <svg:desc>'Rosstat -ru'.D1:'Rosstat -ru'.D1</svg:desc>
                </draw:g>
              </table:table-cell>
            </table:table-row>
          </table:table-header-rows>
          <table:table-rows>
            <table:table-row>
              <table:table-cell office:value-type="float" office:value="1990">
                <text:p>1990</text:p>
                <draw:g>
                  <svg:desc>'Rosstat -ru'.A2:'Rosstat -ru'.A33</svg:desc>
                </draw:g>
              </table:table-cell>
              <table:table-cell office:value-type="float" office:value="74.3">
                <text:p>74.3</text:p>
                <draw:g>
                  <svg:desc>'Rosstat -ru'.B2:'Rosstat -ru'.B33</svg:desc>
                </draw:g>
              </table:table-cell>
              <table:table-cell office:value-type="float" office:value="69.2">
                <text:p>69.2</text:p>
                <draw:g>
                  <svg:desc>'Rosstat -ru'.C2:'Rosstat -ru'.C33</svg:desc>
                </draw:g>
              </table:table-cell>
              <table:table-cell office:value-type="float" office:value="63.7">
                <text:p>63.7</text:p>
                <draw:g>
                  <svg:desc>'Rosstat -ru'.D2:'Rosstat -ru'.D33</svg:desc>
                </draw:g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74.2">
                <text:p>74.2</text:p>
              </table:table-cell>
              <table:table-cell office:value-type="float" office:value="68.9">
                <text:p>68.9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73.7">
                <text:p>73.7</text:p>
              </table:table-cell>
              <table:table-cell office:value-type="float" office:value="67.8">
                <text:p>67.8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71.8">
                <text:p>71.8</text:p>
              </table:table-cell>
              <table:table-cell office:value-type="float" office:value="65">
                <text:p>65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71.1">
                <text:p>71.1</text:p>
              </table:table-cell>
              <table:table-cell office:value-type="float" office:value="63.9">
                <text:p>63.9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71.6">
                <text:p>71.6</text:p>
              </table:table-cell>
              <table:table-cell office:value-type="float" office:value="64.5">
                <text:p>64.5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2.4">
                <text:p>72.4</text:p>
              </table:table-cell>
              <table:table-cell office:value-type="float" office:value="65.8">
                <text:p>65.8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72.8">
                <text:p>72.8</text:p>
              </table:table-cell>
              <table:table-cell office:value-type="float" office:value="66.7">
                <text:p>66.7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73.1">
                <text:p>73.1</text:p>
              </table:table-cell>
              <table:table-cell office:value-type="float" office:value="67.1">
                <text:p>67.1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72.4">
                <text:p>72.4</text:p>
              </table:table-cell>
              <table:table-cell office:value-type="float" office:value="65.9">
                <text:p>65.9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2.3">
                <text:p>72.3</text:p>
              </table:table-cell>
              <table:table-cell office:value-type="float" office:value="65.3">
                <text:p>65.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72.2">
                <text:p>72.2</text:p>
              </table:table-cell>
              <table:table-cell office:value-type="float" office:value="65.2">
                <text:p>65.2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71.9">
                <text:p>71.9</text:p>
              </table:table-cell>
              <table:table-cell office:value-type="float" office:value="65">
                <text:p>65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71.9">
                <text:p>71.9</text:p>
              </table:table-cell>
              <table:table-cell office:value-type="float" office:value="64.9">
                <text:p>64.9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72.4">
                <text:p>72.4</text:p>
              </table:table-cell>
              <table:table-cell office:value-type="float" office:value="65.3">
                <text:p>65.3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72.5">
                <text:p>72.5</text:p>
              </table:table-cell>
              <table:table-cell office:value-type="float" office:value="65.4">
                <text:p>65.4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73.3">
                <text:p>73.3</text:p>
              </table:table-cell>
              <table:table-cell office:value-type="float" office:value="66.7">
                <text:p>66.7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74">
                <text:p>74</text:p>
              </table:table-cell>
              <table:table-cell office:value-type="float" office:value="67.6">
                <text:p>67.6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74.3">
                <text:p>74.3</text:p>
              </table:table-cell>
              <table:table-cell office:value-type="float" office:value="68">
                <text:p>68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74.8">
                <text:p>74.8</text:p>
              </table:table-cell>
              <table:table-cell office:value-type="float" office:value="68.8">
                <text:p>68.8</text:p>
              </table:table-cell>
              <table:table-cell office:value-type="float" office:value="62.9">
                <text:p>62.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74.9">
                <text:p>74.9</text:p>
              </table:table-cell>
              <table:table-cell office:value-type="float" office:value="68.9">
                <text:p>68.9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75.61">
                <text:p>75.61</text:p>
              </table:table-cell>
              <table:table-cell office:value-type="float" office:value="69.83">
                <text:p>69.83</text:p>
              </table:table-cell>
              <table:table-cell office:value-type="float" office:value="64.04">
                <text:p>64.04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75.86">
                <text:p>75.86</text:p>
              </table:table-cell>
              <table:table-cell office:value-type="float" office:value="70.24">
                <text:p>70.24</text:p>
              </table:table-cell>
              <table:table-cell office:value-type="float" office:value="64.56">
                <text:p>64.5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76.3">
                <text:p>76.3</text:p>
              </table:table-cell>
              <table:table-cell office:value-type="float" office:value="70.76">
                <text:p>70.76</text:p>
              </table:table-cell>
              <table:table-cell office:value-type="float" office:value="65.13">
                <text:p>65.13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76.47">
                <text:p>76.47</text:p>
              </table:table-cell>
              <table:table-cell office:value-type="float" office:value="70.93">
                <text:p>70.93</text:p>
              </table:table-cell>
              <table:table-cell office:value-type="float" office:value="65.29">
                <text:p>65.29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6.71">
                <text:p>76.71</text:p>
              </table:table-cell>
              <table:table-cell office:value-type="float" office:value="71.39">
                <text:p>71.39</text:p>
              </table:table-cell>
              <table:table-cell office:value-type="float" office:value="65.92">
                <text:p>65.92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77.06">
                <text:p>77.06</text:p>
              </table:table-cell>
              <table:table-cell office:value-type="float" office:value="71.87">
                <text:p>71.87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77.64">
                <text:p>77.64</text:p>
              </table:table-cell>
              <table:table-cell office:value-type="float" office:value="72.7">
                <text:p>72.7</text:p>
              </table:table-cell>
              <table:table-cell office:value-type="float" office:value="67.51">
                <text:p>67.51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77.82">
                <text:p>77.82</text:p>
              </table:table-cell>
              <table:table-cell office:value-type="float" office:value="72.91">
                <text:p>72.91</text:p>
              </table:table-cell>
              <table:table-cell office:value-type="float" office:value="67.75">
                <text:p>67.75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78.17">
                <text:p>78.17</text:p>
              </table:table-cell>
              <table:table-cell office:value-type="float" office:value="73.34">
                <text:p>73.34</text:p>
              </table:table-cell>
              <table:table-cell office:value-type="float" office:value="68.24">
                <text:p>68.24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76.43">
                <text:p>76.43</text:p>
              </table:table-cell>
              <table:table-cell office:value-type="float" office:value="71.54">
                <text:p>71.54</text:p>
              </table:table-cell>
              <table:table-cell office:value-type="float" office:value="66.49">
                <text:p>66.49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74.51">
                <text:p>74.51</text:p>
              </table:table-cell>
              <table:table-cell office:value-type="float" office:value="70.06">
                <text:p>70.06</text:p>
              </table:table-cell>
              <table:table-cell office:value-type="float" office:value="65.51">
                <text:p>65.5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0121" number:language="en" number:country="US" number:title="User-defined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fo:font-weight="bold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1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tagger-even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>
      <style:graphic-properties svg:stroke-width="0.025cm" svg:stroke-color="#dddddd"/>
    </style:style>
    <style:style style:name="ch7" style:family="chart" style:data-style-name="N0">
      <style:chart-properties chart:display-label="true" chart:tick-marks-major-inner="false" chart:tick-marks-major-outer="false" chart:logarithmic="false" chart:minimum="55" chart:maximum="79" chart:origin="0" chart:interval-major="5" chart:interval-minor-divisor="5" chart:reverse-direction="false" text:line-break="false" loext:try-staggering-first="false" chart:link-data-style-to-source="true" chart:axis-position="start" chart:axis-label-position="outside-start"/>
      <style:graphic-properties svg:stroke-color="#b3b3b3"/>
      <style:text-properties fo:font-size="11pt" style:font-size-asian="10pt" style:font-size-complex="10pt"/>
    </style:style>
    <style:style style:name="ch8" style:family="chart">
      <style:graphic-properties svg:stroke-width="0.051cm" svg:stroke-color="#b3b3b3"/>
    </style:style>
    <style:style style:name="ch9" style:family="chart">
      <style:graphic-properties svg:stroke-width="0.025cm" svg:stroke-color="#dddddd" svg:stroke-opacity="65%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10121">
      <style:chart-properties chart:symbol-type="named-symbol" chart:symbol-name="circle" chart:symbol-width="0.75cm" chart:symbol-height="0.75cm" chart:link-data-style-to-source="false" chart:data-label-number="value" chart:data-label-text="false" chart:data-label-symbol="false" chart:label-position="center"/>
      <style:graphic-properties draw:stroke-dash="Line_20_with_20_Fine_20_Dots" svg:stroke-width="0.102cm" svg:stroke-color="#bf0041" draw:fill-color="#bf0041" dr3d:edge-rounding="5%"/>
      <style:text-properties fo:color="#ffffff" fo:font-size="10pt" fo:font-weight="bold" style:font-size-asian="10pt" style:font-size-complex="10pt"/>
    </style:style>
    <style:style style:name="ch12" style:family="chart">
      <style:chart-properties chart:solid-type="cuboid" chart:symbol-type="named-symbol" chart:symbol-name="circle" chart:symbol-width="0.75cm" chart:symbol-height="0.75cm"/>
    </style:style>
    <style:style style:name="ch13" style:family="chart" style:data-style-name="N10121">
      <style:chart-properties chart:symbol-type="named-symbol" chart:symbol-name="circle" chart:symbol-width="0.75cm" chart:symbol-height="0.75cm" chart:link-data-style-to-source="false" chart:data-label-number="value" chart:data-label-text="false" chart:data-label-symbol="false" chart:label-position="center"/>
      <style:graphic-properties svg:stroke-width="0.152cm" svg:stroke-color="#158466" draw:fill-color="#158466" dr3d:edge-rounding="5%"/>
      <style:text-properties fo:color="#ffffff" fo:font-size="10pt" fo:font-weight="bold" style:font-size-asian="10pt" style:font-size-complex="10pt"/>
    </style:style>
    <style:style style:name="ch14" style:family="chart" style:data-style-name="N10121">
      <style:chart-properties chart:symbol-type="named-symbol" chart:symbol-name="circle" chart:symbol-width="0.75cm" chart:symbol-height="0.75cm" chart:link-data-style-to-source="false" chart:data-label-number="value" chart:data-label-text="false" chart:data-label-symbol="false" chart:label-position="center"/>
      <style:graphic-properties svg:stroke-width="0.102cm" svg:stroke-color="#3465a4" draw:fill-color="#3465a4" dr3d:edge-rounding="5%"/>
      <style:text-properties fo:color="#ffffff" fo:font-size="10pt" fo:font-weight="bold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53.603cm" svg:height="22.765cm" xlink:href=".." xlink:type="simple" chart:class="chart:line" chart:style-name="ch1">
        <chart:title svg:x="17.228cm" svg:y="0.305cm" chart:style-name="ch2">
          <text:p>Life expectancy at birth in Russian SFSR and Russian Federation, 1959—2021</text:p>
        </chart:title>
        <chart:legend chart:legend-position="bottom" svg:x="1.625cm" svg:y="1.446cm" style:legend-expansion="custom" svg:width="8.029cm" svg:height="0.762cm" style:legend-expansion-aspect-ratio="10.5367454068241" chart:style-name="ch3"/>
        <chart:plot-area chart:style-name="ch4" table:cell-range-address="'HMD plus Rosstat (from 2015)'.A1:'HMD plus Rosstat (from 2015)'.D64" chart:data-source-has-labels="both" svg:x="0.81cm" svg:y="1.371cm" svg:width="51.497cm" svg:height="21.148cm">
          <chart:coordinate-region svg:x="1.484cm" svg:y="1.371cm" svg:width="50.201cm" svg:height="20.147cm"/>
          <chart:axis chart:dimension="x" chart:name="primary-x" chart:style-name="ch5" chartooo:axis-type="auto">
            <chartooo:date-scale/>
            <chart:categories table:cell-range-address="'HMD plus Rosstat (from 2015)'.A2:'HMD plus Rosstat (from 2015)'.A64"/>
            <chart:grid chart:style-name="ch6" chart:class="major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axis chart:dimension="y" chart:name="secondary-y" chart:style-name="ch10"/>
          <chart:series chart:attached-axis="primary-y" chart:style-name="ch11" chart:values-cell-range-address="'HMD plus Rosstat (from 2015)'.B2:'HMD plus Rosstat (from 2015)'.B64" chart:label-cell-address="'HMD plus Rosstat (from 2015)'.B1:'HMD plus Rosstat (from 2015)'.B1" chart:class="chart:line">
            <chart:data-point chart:repeated="13"/>
            <chart:data-point chart:style-name="ch12"/>
            <chart:data-point chart:repeated="49"/>
          </chart:series>
          <chart:series chart:attached-axis="primary-y" chart:style-name="ch13" chart:values-cell-range-address="'HMD plus Rosstat (from 2015)'.C2:'HMD plus Rosstat (from 2015)'.C64" chart:label-cell-address="'HMD plus Rosstat (from 2015)'.C1:'HMD plus Rosstat (from 2015)'.C1" chart:class="chart:line">
            <chart:data-point chart:repeated="63"/>
          </chart:series>
          <chart:series chart:attached-axis="primary-y" chart:style-name="ch14" chart:values-cell-range-address="'HMD plus Rosstat (from 2015)'.D2:'HMD plus Rosstat (from 2015)'.D64" chart:label-cell-address="'HMD plus Rosstat (from 2015)'.D1:'HMD plus Rosstat (from 2015)'.D1" chart:class="chart:line">
            <chart:data-point chart:repeated="6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males</text:p>
                <draw:g>
                  <svg:desc>'HMD plus Rosstat (from 2015)'.B1:'HMD plus Rosstat (from 2015)'.B1</svg:desc>
                </draw:g>
              </table:table-cell>
              <table:table-cell office:value-type="string">
                <text:p>overall</text:p>
                <draw:g>
                  <svg:desc>'HMD plus Rosstat (from 2015)'.C1:'HMD plus Rosstat (from 2015)'.C1</svg:desc>
                </draw:g>
              </table:table-cell>
              <table:table-cell office:value-type="string">
                <text:p>males</text:p>
                <draw:g>
                  <svg:desc>'HMD plus Rosstat (from 2015)'.D1:'HMD plus Rosstat (from 2015)'.D1</svg:desc>
                </draw:g>
              </table:table-cell>
            </table:table-row>
          </table:table-header-rows>
          <table:table-rows>
            <table:table-row>
              <table:table-cell office:value-type="float" office:value="1959">
                <text:p>1959</text:p>
                <draw:g>
                  <svg:desc>'HMD plus Rosstat (from 2015)'.A2:'HMD plus Rosstat (from 2015)'.A64</svg:desc>
                </draw:g>
              </table:table-cell>
              <table:table-cell office:value-type="float" office:value="71.16">
                <text:p>71.16</text:p>
                <draw:g>
                  <svg:desc>'HMD plus Rosstat (from 2015)'.B2:'HMD plus Rosstat (from 2015)'.B64</svg:desc>
                </draw:g>
              </table:table-cell>
              <table:table-cell office:value-type="float" office:value="67.69">
                <text:p>67.69</text:p>
                <draw:g>
                  <svg:desc>'HMD plus Rosstat (from 2015)'.C2:'HMD plus Rosstat (from 2015)'.C64</svg:desc>
                </draw:g>
              </table:table-cell>
              <table:table-cell office:value-type="float" office:value="62.85">
                <text:p>62.85</text:p>
                <draw:g>
                  <svg:desc>'HMD plus Rosstat (from 2015)'.D2:'HMD plus Rosstat (from 2015)'.D64</svg:desc>
                </draw:g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72.31">
                <text:p>72.31</text:p>
              </table:table-cell>
              <table:table-cell office:value-type="float" office:value="68.7">
                <text:p>68.7</text:p>
              </table:table-cell>
              <table:table-cell office:value-type="float" office:value="63.67">
                <text:p>63.67</text:p>
              </table:table-cell>
            </table:table-row>
            <table:table-row>
              <table:table-cell office:value-type="float" office:value="1961">
                <text:p>1961</text:p>
              </table:table-cell>
              <table:table-cell office:value-type="float" office:value="72.62">
                <text:p>72.62</text:p>
              </table:table-cell>
              <table:table-cell office:value-type="float" office:value="68.96">
                <text:p>68.96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float" office:value="1962">
                <text:p>1962</text:p>
              </table:table-cell>
              <table:table-cell office:value-type="float" office:value="72.27">
                <text:p>72.27</text:p>
              </table:table-cell>
              <table:table-cell office:value-type="float" office:value="68.64">
                <text:p>68.64</text:p>
              </table:table-cell>
              <table:table-cell office:value-type="float" office:value="63.68">
                <text:p>63.68</text:p>
              </table:table-cell>
            </table:table-row>
            <table:table-row>
              <table:table-cell office:value-type="float" office:value="1963">
                <text:p>1963</text:p>
              </table:table-cell>
              <table:table-cell office:value-type="float" office:value="72.78">
                <text:p>72.78</text:p>
              </table:table-cell>
              <table:table-cell office:value-type="float" office:value="69.13">
                <text:p>69.13</text:p>
              </table:table-cell>
              <table:table-cell office:value-type="float" office:value="64.13">
                <text:p>64.13</text:p>
              </table:table-cell>
            </table:table-row>
            <table:table-row>
              <table:table-cell office:value-type="float" office:value="1964">
                <text:p>1964</text:p>
              </table:table-cell>
              <table:table-cell office:value-type="float" office:value="73.58">
                <text:p>73.58</text:p>
              </table:table-cell>
              <table:table-cell office:value-type="float" office:value="69.92">
                <text:p>69.92</text:p>
              </table:table-cell>
              <table:table-cell office:value-type="float" office:value="64.89">
                <text:p>64.89</text:p>
              </table:table-cell>
            </table:table-row>
            <table:table-row>
              <table:table-cell office:value-type="float" office:value="1965">
                <text:p>1965</text:p>
              </table:table-cell>
              <table:table-cell office:value-type="float" office:value="73.31">
                <text:p>73.31</text:p>
              </table:table-cell>
              <table:table-cell office:value-type="float" office:value="69.5">
                <text:p>69.5</text:p>
              </table:table-cell>
              <table:table-cell office:value-type="float" office:value="64.36">
                <text:p>64.36</text:p>
              </table:table-cell>
            </table:table-row>
            <table:table-row>
              <table:table-cell office:value-type="float" office:value="1966">
                <text:p>1966</text:p>
              </table:table-cell>
              <table:table-cell office:value-type="float" office:value="73.55">
                <text:p>73.55</text:p>
              </table:table-cell>
              <table:table-cell office:value-type="float" office:value="69.57">
                <text:p>69.57</text:p>
              </table:table-cell>
              <table:table-cell office:value-type="float" office:value="64.28">
                <text:p>64.28</text:p>
              </table:table-cell>
            </table:table-row>
            <table:table-row>
              <table:table-cell office:value-type="float" office:value="1967">
                <text:p>1967</text:p>
              </table:table-cell>
              <table:table-cell office:value-type="float" office:value="73.43">
                <text:p>73.43</text:p>
              </table:table-cell>
              <table:table-cell office:value-type="float" office:value="69.35">
                <text:p>69.35</text:p>
              </table:table-cell>
              <table:table-cell office:value-type="float" office:value="64.02">
                <text:p>64.02</text:p>
              </table:table-cell>
            </table:table-row>
            <table:table-row>
              <table:table-cell office:value-type="float" office:value="1968">
                <text:p>1968</text:p>
              </table:table-cell>
              <table:table-cell office:value-type="float" office:value="73.55">
                <text:p>73.55</text:p>
              </table:table-cell>
              <table:table-cell office:value-type="float" office:value="69.25">
                <text:p>69.25</text:p>
              </table:table-cell>
              <table:table-cell office:value-type="float" office:value="63.72">
                <text:p>63.72</text:p>
              </table:table-cell>
            </table:table-row>
            <table:table-row>
              <table:table-cell office:value-type="float" office:value="1969">
                <text:p>1969</text:p>
              </table:table-cell>
              <table:table-cell office:value-type="float" office:value="73.29">
                <text:p>73.29</text:p>
              </table:table-cell>
              <table:table-cell office:value-type="float" office:value="68.76">
                <text:p>68.76</text:p>
              </table:table-cell>
              <table:table-cell office:value-type="float" office:value="63.07">
                <text:p>63.07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73.44">
                <text:p>73.44</text:p>
              </table:table-cell>
              <table:table-cell office:value-type="float" office:value="68.83">
                <text:p>68.83</text:p>
              </table:table-cell>
              <table:table-cell office:value-type="float" office:value="63.07">
                <text:p>63.07</text:p>
              </table:table-cell>
            </table:table-row>
            <table:table-row>
              <table:table-cell office:value-type="float" office:value="1971">
                <text:p>1971</text:p>
              </table:table-cell>
              <table:table-cell office:value-type="float" office:value="73.77">
                <text:p>73.77</text:p>
              </table:table-cell>
              <table:table-cell office:value-type="float" office:value="69.07">
                <text:p>69.07</text:p>
              </table:table-cell>
              <table:table-cell office:value-type="float" office:value="63.24">
                <text:p>63.24</text:p>
              </table:table-cell>
            </table:table-row>
            <table:table-row>
              <table:table-cell office:value-type="float" office:value="1972">
                <text:p>1972</text:p>
              </table:table-cell>
              <table:table-cell office:value-type="float" office:value="73.62">
                <text:p>73.62</text:p>
              </table:table-cell>
              <table:table-cell office:value-type="float" office:value="68.98">
                <text:p>68.98</text:p>
              </table:table-cell>
              <table:table-cell office:value-type="float" office:value="63.24">
                <text:p>63.24</text:p>
              </table:table-cell>
            </table:table-row>
            <table:table-row>
              <table:table-cell office:value-type="float" office:value="1973">
                <text:p>1973</text:p>
              </table:table-cell>
              <table:table-cell office:value-type="float" office:value="73.56">
                <text:p>73.56</text:p>
              </table:table-cell>
              <table:table-cell office:value-type="float" office:value="68.96">
                <text:p>68.96</text:p>
              </table:table-cell>
              <table:table-cell office:value-type="float" office:value="63.28">
                <text:p>63.28</text:p>
              </table:table-cell>
            </table:table-row>
            <table:table-row>
              <table:table-cell office:value-type="float" office:value="1974">
                <text:p>1974</text:p>
              </table:table-cell>
              <table:table-cell office:value-type="float" office:value="73.77">
                <text:p>73.77</text:p>
              </table:table-cell>
              <table:table-cell office:value-type="float" office:value="68.96">
                <text:p>68.96</text:p>
              </table:table-cell>
              <table:table-cell office:value-type="float" office:value="63.13">
                <text:p>63.13</text:p>
              </table:table-cell>
            </table:table-row>
            <table:table-row>
              <table:table-cell office:value-type="float" office:value="1975">
                <text:p>1975</text:p>
              </table:table-cell>
              <table:table-cell office:value-type="float" office:value="73.22">
                <text:p>73.22</text:p>
              </table:table-cell>
              <table:table-cell office:value-type="float" office:value="68.32">
                <text:p>68.32</text:p>
              </table:table-cell>
              <table:table-cell office:value-type="float" office:value="62.48">
                <text:p>62.48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73.05">
                <text:p>73.05</text:p>
              </table:table-cell>
              <table:table-cell office:value-type="float" office:value="68.06">
                <text:p>68.06</text:p>
              </table:table-cell>
              <table:table-cell office:value-type="float" office:value="62.19">
                <text:p>62.19</text:p>
              </table:table-cell>
            </table:table-row>
            <table:table-row>
              <table:table-cell office:value-type="float" office:value="1977">
                <text:p>1977</text:p>
              </table:table-cell>
              <table:table-cell office:value-type="float" office:value="73.19">
                <text:p>73.19</text:p>
              </table:table-cell>
              <table:table-cell office:value-type="float" office:value="67.9">
                <text:p>67.9</text:p>
              </table:table-cell>
              <table:table-cell office:value-type="float" office:value="61.82">
                <text:p>61.82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73.23">
                <text:p>73.23</text:p>
              </table:table-cell>
              <table:table-cell office:value-type="float" office:value="67.91">
                <text:p>67.91</text:p>
              </table:table-cell>
              <table:table-cell office:value-type="float" office:value="61.83">
                <text:p>61.83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73.02">
                <text:p>73.02</text:p>
              </table:table-cell>
              <table:table-cell office:value-type="float" office:value="67.58">
                <text:p>67.58</text:p>
              </table:table-cell>
              <table:table-cell office:value-type="float" office:value="61.49">
                <text:p>61.49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72.96">
                <text:p>72.96</text:p>
              </table:table-cell>
              <table:table-cell office:value-type="float" office:value="67.48">
                <text:p>67.48</text:p>
              </table:table-cell>
              <table:table-cell office:value-type="float" office:value="61.39">
                <text:p>61.39</text:p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73.18">
                <text:p>73.18</text:p>
              </table:table-cell>
              <table:table-cell office:value-type="float" office:value="67.69">
                <text:p>67.69</text:p>
              </table:table-cell>
              <table:table-cell office:value-type="float" office:value="61.62">
                <text:p>61.62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73.63">
                <text:p>73.63</text:p>
              </table:table-cell>
              <table:table-cell office:value-type="float" office:value="68.24">
                <text:p>68.24</text:p>
              </table:table-cell>
              <table:table-cell office:value-type="float" office:value="62.24">
                <text:p>62.24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73.42">
                <text:p>73.42</text:p>
              </table:table-cell>
              <table:table-cell office:value-type="float" office:value="68.07">
                <text:p>68.07</text:p>
              </table:table-cell>
              <table:table-cell office:value-type="float" office:value="62.16">
                <text:p>62.16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72.96">
                <text:p>72.96</text:p>
              </table:table-cell>
              <table:table-cell office:value-type="float" office:value="67.56">
                <text:p>67.56</text:p>
              </table:table-cell>
              <table:table-cell office:value-type="float" office:value="61.71">
                <text:p>61.71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73.24">
                <text:p>73.24</text:p>
              </table:table-cell>
              <table:table-cell office:value-type="float" office:value="68.26">
                <text:p>68.26</text:p>
              </table:table-cell>
              <table:table-cell office:value-type="float" office:value="62.73">
                <text:p>62.73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74.2">
                <text:p>74.2</text:p>
              </table:table-cell>
              <table:table-cell office:value-type="float" office:value="69.85">
                <text:p>69.85</text:p>
              </table:table-cell>
              <table:table-cell office:value-type="float" office:value="64.76">
                <text:p>64.76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74.27">
                <text:p>74.27</text:p>
              </table:table-cell>
              <table:table-cell office:value-type="float" office:value="69.9">
                <text:p>69.9</text:p>
              </table:table-cell>
              <table:table-cell office:value-type="float" office:value="64.84">
                <text:p>64.84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74.25">
                <text:p>74.25</text:p>
              </table:table-cell>
              <table:table-cell office:value-type="float" office:value="69.73">
                <text:p>69.73</text:p>
              </table:table-cell>
              <table:table-cell office:value-type="float" office:value="64.62">
                <text:p>64.62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74.49">
                <text:p>74.49</text:p>
              </table:table-cell>
              <table:table-cell office:value-type="float" office:value="69.59">
                <text:p>69.59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74.3">
                <text:p>74.3</text:p>
              </table:table-cell>
              <table:table-cell office:value-type="float" office:value="69.2">
                <text:p>69.2</text:p>
              </table:table-cell>
              <table:table-cell office:value-type="float" office:value="63.7">
                <text:p>63.7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74.2">
                <text:p>74.2</text:p>
              </table:table-cell>
              <table:table-cell office:value-type="float" office:value="68.9">
                <text:p>68.9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73.7">
                <text:p>73.7</text:p>
              </table:table-cell>
              <table:table-cell office:value-type="float" office:value="67.8">
                <text:p>67.8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71.8">
                <text:p>71.8</text:p>
              </table:table-cell>
              <table:table-cell office:value-type="float" office:value="65">
                <text:p>65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71.1">
                <text:p>71.1</text:p>
              </table:table-cell>
              <table:table-cell office:value-type="float" office:value="63.9">
                <text:p>63.9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71.6">
                <text:p>71.6</text:p>
              </table:table-cell>
              <table:table-cell office:value-type="float" office:value="64.5">
                <text:p>64.5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2.4">
                <text:p>72.4</text:p>
              </table:table-cell>
              <table:table-cell office:value-type="float" office:value="65.8">
                <text:p>65.8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72.8">
                <text:p>72.8</text:p>
              </table:table-cell>
              <table:table-cell office:value-type="float" office:value="66.7">
                <text:p>66.7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73.1">
                <text:p>73.1</text:p>
              </table:table-cell>
              <table:table-cell office:value-type="float" office:value="67.1">
                <text:p>67.1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72.4">
                <text:p>72.4</text:p>
              </table:table-cell>
              <table:table-cell office:value-type="float" office:value="65.9">
                <text:p>65.9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2.3">
                <text:p>72.3</text:p>
              </table:table-cell>
              <table:table-cell office:value-type="float" office:value="65.3">
                <text:p>65.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72.2">
                <text:p>72.2</text:p>
              </table:table-cell>
              <table:table-cell office:value-type="float" office:value="65.2">
                <text:p>65.2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71.9">
                <text:p>71.9</text:p>
              </table:table-cell>
              <table:table-cell office:value-type="float" office:value="65">
                <text:p>65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71.9">
                <text:p>71.9</text:p>
              </table:table-cell>
              <table:table-cell office:value-type="float" office:value="64.9">
                <text:p>64.9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72.4">
                <text:p>72.4</text:p>
              </table:table-cell>
              <table:table-cell office:value-type="float" office:value="65.3">
                <text:p>65.3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72.5">
                <text:p>72.5</text:p>
              </table:table-cell>
              <table:table-cell office:value-type="float" office:value="65.4">
                <text:p>65.4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73.3">
                <text:p>73.3</text:p>
              </table:table-cell>
              <table:table-cell office:value-type="float" office:value="66.7">
                <text:p>66.7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74">
                <text:p>74</text:p>
              </table:table-cell>
              <table:table-cell office:value-type="float" office:value="67.6">
                <text:p>67.6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74.3">
                <text:p>74.3</text:p>
              </table:table-cell>
              <table:table-cell office:value-type="float" office:value="68">
                <text:p>68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74.8">
                <text:p>74.8</text:p>
              </table:table-cell>
              <table:table-cell office:value-type="float" office:value="68.8">
                <text:p>68.8</text:p>
              </table:table-cell>
              <table:table-cell office:value-type="float" office:value="62.9">
                <text:p>62.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74.9">
                <text:p>74.9</text:p>
              </table:table-cell>
              <table:table-cell office:value-type="float" office:value="68.9">
                <text:p>68.9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75.61">
                <text:p>75.61</text:p>
              </table:table-cell>
              <table:table-cell office:value-type="float" office:value="69.83">
                <text:p>69.83</text:p>
              </table:table-cell>
              <table:table-cell office:value-type="float" office:value="64.04">
                <text:p>64.04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75.86">
                <text:p>75.86</text:p>
              </table:table-cell>
              <table:table-cell office:value-type="float" office:value="70.24">
                <text:p>70.24</text:p>
              </table:table-cell>
              <table:table-cell office:value-type="float" office:value="64.56">
                <text:p>64.5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76.3">
                <text:p>76.3</text:p>
              </table:table-cell>
              <table:table-cell office:value-type="float" office:value="70.76">
                <text:p>70.76</text:p>
              </table:table-cell>
              <table:table-cell office:value-type="float" office:value="65.13">
                <text:p>65.13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76.47">
                <text:p>76.47</text:p>
              </table:table-cell>
              <table:table-cell office:value-type="float" office:value="70.93">
                <text:p>70.93</text:p>
              </table:table-cell>
              <table:table-cell office:value-type="float" office:value="65.29">
                <text:p>65.29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6.71">
                <text:p>76.71</text:p>
              </table:table-cell>
              <table:table-cell office:value-type="float" office:value="71.39">
                <text:p>71.39</text:p>
              </table:table-cell>
              <table:table-cell office:value-type="float" office:value="65.92">
                <text:p>65.92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77.06">
                <text:p>77.06</text:p>
              </table:table-cell>
              <table:table-cell office:value-type="float" office:value="71.87">
                <text:p>71.87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77.64">
                <text:p>77.64</text:p>
              </table:table-cell>
              <table:table-cell office:value-type="float" office:value="72.7">
                <text:p>72.7</text:p>
              </table:table-cell>
              <table:table-cell office:value-type="float" office:value="67.51">
                <text:p>67.51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77.82">
                <text:p>77.82</text:p>
              </table:table-cell>
              <table:table-cell office:value-type="float" office:value="72.91">
                <text:p>72.91</text:p>
              </table:table-cell>
              <table:table-cell office:value-type="float" office:value="67.75">
                <text:p>67.75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78.17">
                <text:p>78.17</text:p>
              </table:table-cell>
              <table:table-cell office:value-type="float" office:value="73.34">
                <text:p>73.34</text:p>
              </table:table-cell>
              <table:table-cell office:value-type="float" office:value="68.24">
                <text:p>68.24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76.43">
                <text:p>76.43</text:p>
              </table:table-cell>
              <table:table-cell office:value-type="float" office:value="71.54">
                <text:p>71.54</text:p>
              </table:table-cell>
              <table:table-cell office:value-type="float" office:value="66.49">
                <text:p>66.49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74.51">
                <text:p>74.51</text:p>
              </table:table-cell>
              <table:table-cell office:value-type="float" office:value="70.06">
                <text:p>70.06</text:p>
              </table:table-cell>
              <table:table-cell office:value-type="float" office:value="65.51">
                <text:p>65.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0107" number:language="ru" number:country="RU" number:title="User-defined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fo:font-weight="bold" style:font-size-asian="13pt" style:font-size-complex="13pt"/>
    </style:style>
    <style:style style:name="ch3" style:family="chart">
      <style:graphic-properties draw:stroke="none" svg:stroke-color="#b3b3b3" draw:fill="solid" draw:fill-color="#ffffff"/>
      <style:text-properties fo:font-size="11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tagger-even" chart:link-data-style-to-source="true" chart:axis-position="0"/>
      <style:graphic-properties svg:stroke-color="#b3b3b3"/>
      <style:text-properties fo:font-size="11pt" style:font-size-asian="10pt" style:font-size-complex="10pt"/>
    </style:style>
    <style:style style:name="ch6" style:family="chart">
      <style:graphic-properties svg:stroke-width="0.025cm" svg:stroke-color="#dddddd"/>
    </style:style>
    <style:style style:name="ch7" style:family="chart" style:data-style-name="N0">
      <style:chart-properties chart:display-label="true" chart:tick-marks-major-inner="false" chart:tick-marks-major-outer="false" chart:logarithmic="false" chart:minimum="55" chart:maximum="79" chart:origin="0" chart:interval-major="5" chart:interval-minor-divisor="5" chart:reverse-direction="false" text:line-break="false" loext:try-staggering-first="false" chart:link-data-style-to-source="true" chart:axis-position="start" chart:axis-label-position="outside-start"/>
      <style:graphic-properties svg:stroke-color="#b3b3b3"/>
      <style:text-properties fo:font-size="11pt" style:font-size-asian="10pt" style:font-size-complex="10pt"/>
    </style:style>
    <style:style style:name="ch8" style:family="chart">
      <style:graphic-properties svg:stroke-width="0.051cm" svg:stroke-color="#b3b3b3"/>
    </style:style>
    <style:style style:name="ch9" style:family="chart">
      <style:graphic-properties svg:stroke-width="0.025cm" svg:stroke-color="#dddddd" svg:stroke-opacity="65%"/>
    </style:style>
    <style:style style:name="ch10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20107">
      <style:chart-properties chart:symbol-type="named-symbol" chart:symbol-name="circle" chart:symbol-width="0.75cm" chart:symbol-height="0.75cm" chart:link-data-style-to-source="false" chart:data-label-number="value" chart:data-label-text="false" chart:data-label-symbol="false" chart:label-position="center"/>
      <style:graphic-properties draw:stroke-dash="Line_20_with_20_Fine_20_Dots" svg:stroke-width="0.102cm" svg:stroke-color="#bf0041" draw:fill-color="#bf0041" dr3d:edge-rounding="5%"/>
      <style:text-properties fo:color="#ffffff" fo:font-size="10pt" fo:font-weight="bold" style:font-size-asian="10pt" style:font-size-complex="10pt"/>
    </style:style>
    <style:style style:name="ch12" style:family="chart">
      <style:chart-properties chart:solid-type="cuboid" chart:symbol-type="named-symbol" chart:symbol-name="circle" chart:symbol-width="0.75cm" chart:symbol-height="0.75cm"/>
    </style:style>
    <style:style style:name="ch13" style:family="chart" style:data-style-name="N20107">
      <style:chart-properties chart:symbol-type="named-symbol" chart:symbol-name="circle" chart:symbol-width="0.75cm" chart:symbol-height="0.75cm" chart:link-data-style-to-source="false" chart:data-label-number="value" chart:data-label-text="false" chart:data-label-symbol="false" chart:label-position="center"/>
      <style:graphic-properties svg:stroke-width="0.152cm" svg:stroke-color="#158466" draw:fill-color="#158466" dr3d:edge-rounding="5%"/>
      <style:text-properties fo:color="#ffffff" fo:font-size="10pt" fo:font-weight="bold" style:font-size-asian="10pt" style:font-size-complex="10pt"/>
    </style:style>
    <style:style style:name="ch14" style:family="chart" style:data-style-name="N20107">
      <style:chart-properties chart:symbol-type="named-symbol" chart:symbol-name="circle" chart:symbol-width="0.75cm" chart:symbol-height="0.75cm" chart:link-data-style-to-source="false" chart:data-label-number="value" chart:data-label-text="false" chart:data-label-symbol="false" chart:label-position="center"/>
      <style:graphic-properties svg:stroke-width="0.102cm" svg:stroke-color="#3465a4" draw:fill-color="#3465a4" dr3d:edge-rounding="5%"/>
      <style:text-properties fo:color="#ffffff" fo:font-size="10pt" fo:font-weight="bold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53.603cm" svg:height="22.765cm" xlink:href=".." xlink:type="simple" chart:class="chart:line" chart:style-name="ch1">
        <chart:title svg:x="11.483cm" svg:y="0.358cm" chart:style-name="ch2">
          <text:p>Ожидаемая продолжительность жизни при рождении в РСФСР и Российской Федерации, 1959—2021</text:p>
        </chart:title>
        <chart:legend chart:legend-position="bottom" svg:x="1.625cm" svg:y="1.446cm" style:legend-expansion="custom" svg:width="10.504cm" svg:height="0.762cm" style:legend-expansion-aspect-ratio="13.7847769028871" chart:style-name="ch3"/>
        <chart:plot-area chart:style-name="ch4" table:cell-range-address="'HMD plus Rosstat (from 2015) -ru'.A1:'HMD plus Rosstat (from 2015) -ru'.D64" chart:data-source-has-labels="both" svg:x="0.81cm" svg:y="1.371cm" svg:width="51.497cm" svg:height="21.148cm">
          <chart:coordinate-region svg:x="1.484cm" svg:y="1.371cm" svg:width="50.201cm" svg:height="20.147cm"/>
          <chart:axis chart:dimension="x" chart:name="primary-x" chart:style-name="ch5" chartooo:axis-type="auto">
            <chartooo:date-scale/>
            <chart:categories table:cell-range-address="'HMD plus Rosstat (from 2015) -ru'.A2:'HMD plus Rosstat (from 2015) -ru'.A64"/>
            <chart:grid chart:style-name="ch6" chart:class="major"/>
          </chart:axis>
          <chart:axis chart:dimension="y" chart:name="primary-y" chart:style-name="ch7">
            <chart:grid chart:style-name="ch8" chart:class="major"/>
            <chart:grid chart:style-name="ch9" chart:class="minor"/>
          </chart:axis>
          <chart:axis chart:dimension="y" chart:name="secondary-y" chart:style-name="ch10"/>
          <chart:series chart:attached-axis="primary-y" chart:style-name="ch11" chart:values-cell-range-address="'HMD plus Rosstat (from 2015) -ru'.B2:'HMD plus Rosstat (from 2015) -ru'.B64" chart:label-cell-address="'HMD plus Rosstat (from 2015) -ru'.B1:'HMD plus Rosstat (from 2015) -ru'.B1" chart:class="chart:line">
            <chart:data-point chart:repeated="13"/>
            <chart:data-point chart:style-name="ch12"/>
            <chart:data-point chart:repeated="49"/>
          </chart:series>
          <chart:series chart:attached-axis="primary-y" chart:style-name="ch13" chart:values-cell-range-address="'HMD plus Rosstat (from 2015) -ru'.C2:'HMD plus Rosstat (from 2015) -ru'.C64" chart:label-cell-address="'HMD plus Rosstat (from 2015) -ru'.C1:'HMD plus Rosstat (from 2015) -ru'.C1" chart:class="chart:line">
            <chart:data-point chart:repeated="63"/>
          </chart:series>
          <chart:series chart:attached-axis="primary-y" chart:style-name="ch14" chart:values-cell-range-address="'HMD plus Rosstat (from 2015) -ru'.D2:'HMD plus Rosstat (from 2015) -ru'.D64" chart:label-cell-address="'HMD plus Rosstat (from 2015) -ru'.D1:'HMD plus Rosstat (from 2015) -ru'.D1" chart:class="chart:line">
            <chart:data-point chart:repeated="63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женщины</text:p>
                <draw:g>
                  <svg:desc>'HMD plus Rosstat (from 2015) -ru'.B1:'HMD plus Rosstat (from 2015) -ru'.B1</svg:desc>
                </draw:g>
              </table:table-cell>
              <table:table-cell office:value-type="string">
                <text:p>всё население</text:p>
                <draw:g>
                  <svg:desc>'HMD plus Rosstat (from 2015) -ru'.C1:'HMD plus Rosstat (from 2015) -ru'.C1</svg:desc>
                </draw:g>
              </table:table-cell>
              <table:table-cell office:value-type="string">
                <text:p>мужчины</text:p>
                <draw:g>
                  <svg:desc>'HMD plus Rosstat (from 2015) -ru'.D1:'HMD plus Rosstat (from 2015) -ru'.D1</svg:desc>
                </draw:g>
              </table:table-cell>
            </table:table-row>
          </table:table-header-rows>
          <table:table-rows>
            <table:table-row>
              <table:table-cell office:value-type="float" office:value="1959">
                <text:p>1959</text:p>
                <draw:g>
                  <svg:desc>'HMD plus Rosstat (from 2015) -ru'.A2:'HMD plus Rosstat (from 2015) -ru'.A64</svg:desc>
                </draw:g>
              </table:table-cell>
              <table:table-cell office:value-type="float" office:value="71.16">
                <text:p>71.16</text:p>
                <draw:g>
                  <svg:desc>'HMD plus Rosstat (from 2015) -ru'.B2:'HMD plus Rosstat (from 2015) -ru'.B64</svg:desc>
                </draw:g>
              </table:table-cell>
              <table:table-cell office:value-type="float" office:value="67.69">
                <text:p>67.69</text:p>
                <draw:g>
                  <svg:desc>'HMD plus Rosstat (from 2015) -ru'.C2:'HMD plus Rosstat (from 2015) -ru'.C64</svg:desc>
                </draw:g>
              </table:table-cell>
              <table:table-cell office:value-type="float" office:value="62.85">
                <text:p>62.85</text:p>
                <draw:g>
                  <svg:desc>'HMD plus Rosstat (from 2015) -ru'.D2:'HMD plus Rosstat (from 2015) -ru'.D64</svg:desc>
                </draw:g>
              </table:table-cell>
            </table:table-row>
            <table:table-row>
              <table:table-cell office:value-type="float" office:value="1960">
                <text:p>1960</text:p>
              </table:table-cell>
              <table:table-cell office:value-type="float" office:value="72.31">
                <text:p>72.31</text:p>
              </table:table-cell>
              <table:table-cell office:value-type="float" office:value="68.7">
                <text:p>68.7</text:p>
              </table:table-cell>
              <table:table-cell office:value-type="float" office:value="63.67">
                <text:p>63.67</text:p>
              </table:table-cell>
            </table:table-row>
            <table:table-row>
              <table:table-cell office:value-type="float" office:value="1961">
                <text:p>1961</text:p>
              </table:table-cell>
              <table:table-cell office:value-type="float" office:value="72.62">
                <text:p>72.62</text:p>
              </table:table-cell>
              <table:table-cell office:value-type="float" office:value="68.96">
                <text:p>68.96</text:p>
              </table:table-cell>
              <table:table-cell office:value-type="float" office:value="63.9">
                <text:p>63.9</text:p>
              </table:table-cell>
            </table:table-row>
            <table:table-row>
              <table:table-cell office:value-type="float" office:value="1962">
                <text:p>1962</text:p>
              </table:table-cell>
              <table:table-cell office:value-type="float" office:value="72.27">
                <text:p>72.27</text:p>
              </table:table-cell>
              <table:table-cell office:value-type="float" office:value="68.64">
                <text:p>68.64</text:p>
              </table:table-cell>
              <table:table-cell office:value-type="float" office:value="63.68">
                <text:p>63.68</text:p>
              </table:table-cell>
            </table:table-row>
            <table:table-row>
              <table:table-cell office:value-type="float" office:value="1963">
                <text:p>1963</text:p>
              </table:table-cell>
              <table:table-cell office:value-type="float" office:value="72.78">
                <text:p>72.78</text:p>
              </table:table-cell>
              <table:table-cell office:value-type="float" office:value="69.13">
                <text:p>69.13</text:p>
              </table:table-cell>
              <table:table-cell office:value-type="float" office:value="64.13">
                <text:p>64.13</text:p>
              </table:table-cell>
            </table:table-row>
            <table:table-row>
              <table:table-cell office:value-type="float" office:value="1964">
                <text:p>1964</text:p>
              </table:table-cell>
              <table:table-cell office:value-type="float" office:value="73.58">
                <text:p>73.58</text:p>
              </table:table-cell>
              <table:table-cell office:value-type="float" office:value="69.92">
                <text:p>69.92</text:p>
              </table:table-cell>
              <table:table-cell office:value-type="float" office:value="64.89">
                <text:p>64.89</text:p>
              </table:table-cell>
            </table:table-row>
            <table:table-row>
              <table:table-cell office:value-type="float" office:value="1965">
                <text:p>1965</text:p>
              </table:table-cell>
              <table:table-cell office:value-type="float" office:value="73.31">
                <text:p>73.31</text:p>
              </table:table-cell>
              <table:table-cell office:value-type="float" office:value="69.5">
                <text:p>69.5</text:p>
              </table:table-cell>
              <table:table-cell office:value-type="float" office:value="64.36">
                <text:p>64.36</text:p>
              </table:table-cell>
            </table:table-row>
            <table:table-row>
              <table:table-cell office:value-type="float" office:value="1966">
                <text:p>1966</text:p>
              </table:table-cell>
              <table:table-cell office:value-type="float" office:value="73.55">
                <text:p>73.55</text:p>
              </table:table-cell>
              <table:table-cell office:value-type="float" office:value="69.57">
                <text:p>69.57</text:p>
              </table:table-cell>
              <table:table-cell office:value-type="float" office:value="64.28">
                <text:p>64.28</text:p>
              </table:table-cell>
            </table:table-row>
            <table:table-row>
              <table:table-cell office:value-type="float" office:value="1967">
                <text:p>1967</text:p>
              </table:table-cell>
              <table:table-cell office:value-type="float" office:value="73.43">
                <text:p>73.43</text:p>
              </table:table-cell>
              <table:table-cell office:value-type="float" office:value="69.35">
                <text:p>69.35</text:p>
              </table:table-cell>
              <table:table-cell office:value-type="float" office:value="64.02">
                <text:p>64.02</text:p>
              </table:table-cell>
            </table:table-row>
            <table:table-row>
              <table:table-cell office:value-type="float" office:value="1968">
                <text:p>1968</text:p>
              </table:table-cell>
              <table:table-cell office:value-type="float" office:value="73.55">
                <text:p>73.55</text:p>
              </table:table-cell>
              <table:table-cell office:value-type="float" office:value="69.25">
                <text:p>69.25</text:p>
              </table:table-cell>
              <table:table-cell office:value-type="float" office:value="63.72">
                <text:p>63.72</text:p>
              </table:table-cell>
            </table:table-row>
            <table:table-row>
              <table:table-cell office:value-type="float" office:value="1969">
                <text:p>1969</text:p>
              </table:table-cell>
              <table:table-cell office:value-type="float" office:value="73.29">
                <text:p>73.29</text:p>
              </table:table-cell>
              <table:table-cell office:value-type="float" office:value="68.76">
                <text:p>68.76</text:p>
              </table:table-cell>
              <table:table-cell office:value-type="float" office:value="63.07">
                <text:p>63.07</text:p>
              </table:table-cell>
            </table:table-row>
            <table:table-row>
              <table:table-cell office:value-type="float" office:value="1970">
                <text:p>1970</text:p>
              </table:table-cell>
              <table:table-cell office:value-type="float" office:value="73.44">
                <text:p>73.44</text:p>
              </table:table-cell>
              <table:table-cell office:value-type="float" office:value="68.83">
                <text:p>68.83</text:p>
              </table:table-cell>
              <table:table-cell office:value-type="float" office:value="63.07">
                <text:p>63.07</text:p>
              </table:table-cell>
            </table:table-row>
            <table:table-row>
              <table:table-cell office:value-type="float" office:value="1971">
                <text:p>1971</text:p>
              </table:table-cell>
              <table:table-cell office:value-type="float" office:value="73.77">
                <text:p>73.77</text:p>
              </table:table-cell>
              <table:table-cell office:value-type="float" office:value="69.07">
                <text:p>69.07</text:p>
              </table:table-cell>
              <table:table-cell office:value-type="float" office:value="63.24">
                <text:p>63.24</text:p>
              </table:table-cell>
            </table:table-row>
            <table:table-row>
              <table:table-cell office:value-type="float" office:value="1972">
                <text:p>1972</text:p>
              </table:table-cell>
              <table:table-cell office:value-type="float" office:value="73.62">
                <text:p>73.62</text:p>
              </table:table-cell>
              <table:table-cell office:value-type="float" office:value="68.98">
                <text:p>68.98</text:p>
              </table:table-cell>
              <table:table-cell office:value-type="float" office:value="63.24">
                <text:p>63.24</text:p>
              </table:table-cell>
            </table:table-row>
            <table:table-row>
              <table:table-cell office:value-type="float" office:value="1973">
                <text:p>1973</text:p>
              </table:table-cell>
              <table:table-cell office:value-type="float" office:value="73.56">
                <text:p>73.56</text:p>
              </table:table-cell>
              <table:table-cell office:value-type="float" office:value="68.96">
                <text:p>68.96</text:p>
              </table:table-cell>
              <table:table-cell office:value-type="float" office:value="63.28">
                <text:p>63.28</text:p>
              </table:table-cell>
            </table:table-row>
            <table:table-row>
              <table:table-cell office:value-type="float" office:value="1974">
                <text:p>1974</text:p>
              </table:table-cell>
              <table:table-cell office:value-type="float" office:value="73.77">
                <text:p>73.77</text:p>
              </table:table-cell>
              <table:table-cell office:value-type="float" office:value="68.96">
                <text:p>68.96</text:p>
              </table:table-cell>
              <table:table-cell office:value-type="float" office:value="63.13">
                <text:p>63.13</text:p>
              </table:table-cell>
            </table:table-row>
            <table:table-row>
              <table:table-cell office:value-type="float" office:value="1975">
                <text:p>1975</text:p>
              </table:table-cell>
              <table:table-cell office:value-type="float" office:value="73.22">
                <text:p>73.22</text:p>
              </table:table-cell>
              <table:table-cell office:value-type="float" office:value="68.32">
                <text:p>68.32</text:p>
              </table:table-cell>
              <table:table-cell office:value-type="float" office:value="62.48">
                <text:p>62.48</text:p>
              </table:table-cell>
            </table:table-row>
            <table:table-row>
              <table:table-cell office:value-type="float" office:value="1976">
                <text:p>1976</text:p>
              </table:table-cell>
              <table:table-cell office:value-type="float" office:value="73.05">
                <text:p>73.05</text:p>
              </table:table-cell>
              <table:table-cell office:value-type="float" office:value="68.06">
                <text:p>68.06</text:p>
              </table:table-cell>
              <table:table-cell office:value-type="float" office:value="62.19">
                <text:p>62.19</text:p>
              </table:table-cell>
            </table:table-row>
            <table:table-row>
              <table:table-cell office:value-type="float" office:value="1977">
                <text:p>1977</text:p>
              </table:table-cell>
              <table:table-cell office:value-type="float" office:value="73.19">
                <text:p>73.19</text:p>
              </table:table-cell>
              <table:table-cell office:value-type="float" office:value="67.9">
                <text:p>67.9</text:p>
              </table:table-cell>
              <table:table-cell office:value-type="float" office:value="61.82">
                <text:p>61.82</text:p>
              </table:table-cell>
            </table:table-row>
            <table:table-row>
              <table:table-cell office:value-type="float" office:value="1978">
                <text:p>1978</text:p>
              </table:table-cell>
              <table:table-cell office:value-type="float" office:value="73.23">
                <text:p>73.23</text:p>
              </table:table-cell>
              <table:table-cell office:value-type="float" office:value="67.91">
                <text:p>67.91</text:p>
              </table:table-cell>
              <table:table-cell office:value-type="float" office:value="61.83">
                <text:p>61.83</text:p>
              </table:table-cell>
            </table:table-row>
            <table:table-row>
              <table:table-cell office:value-type="float" office:value="1979">
                <text:p>1979</text:p>
              </table:table-cell>
              <table:table-cell office:value-type="float" office:value="73.02">
                <text:p>73.02</text:p>
              </table:table-cell>
              <table:table-cell office:value-type="float" office:value="67.58">
                <text:p>67.58</text:p>
              </table:table-cell>
              <table:table-cell office:value-type="float" office:value="61.49">
                <text:p>61.49</text:p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72.96">
                <text:p>72.96</text:p>
              </table:table-cell>
              <table:table-cell office:value-type="float" office:value="67.48">
                <text:p>67.48</text:p>
              </table:table-cell>
              <table:table-cell office:value-type="float" office:value="61.39">
                <text:p>61.39</text:p>
              </table:table-cell>
            </table:table-row>
            <table:table-row>
              <table:table-cell office:value-type="float" office:value="1981">
                <text:p>1981</text:p>
              </table:table-cell>
              <table:table-cell office:value-type="float" office:value="73.18">
                <text:p>73.18</text:p>
              </table:table-cell>
              <table:table-cell office:value-type="float" office:value="67.69">
                <text:p>67.69</text:p>
              </table:table-cell>
              <table:table-cell office:value-type="float" office:value="61.62">
                <text:p>61.62</text:p>
              </table:table-cell>
            </table:table-row>
            <table:table-row>
              <table:table-cell office:value-type="float" office:value="1982">
                <text:p>1982</text:p>
              </table:table-cell>
              <table:table-cell office:value-type="float" office:value="73.63">
                <text:p>73.63</text:p>
              </table:table-cell>
              <table:table-cell office:value-type="float" office:value="68.24">
                <text:p>68.24</text:p>
              </table:table-cell>
              <table:table-cell office:value-type="float" office:value="62.24">
                <text:p>62.24</text:p>
              </table:table-cell>
            </table:table-row>
            <table:table-row>
              <table:table-cell office:value-type="float" office:value="1983">
                <text:p>1983</text:p>
              </table:table-cell>
              <table:table-cell office:value-type="float" office:value="73.42">
                <text:p>73.42</text:p>
              </table:table-cell>
              <table:table-cell office:value-type="float" office:value="68.07">
                <text:p>68.07</text:p>
              </table:table-cell>
              <table:table-cell office:value-type="float" office:value="62.16">
                <text:p>62.16</text:p>
              </table:table-cell>
            </table:table-row>
            <table:table-row>
              <table:table-cell office:value-type="float" office:value="1984">
                <text:p>1984</text:p>
              </table:table-cell>
              <table:table-cell office:value-type="float" office:value="72.96">
                <text:p>72.96</text:p>
              </table:table-cell>
              <table:table-cell office:value-type="float" office:value="67.56">
                <text:p>67.56</text:p>
              </table:table-cell>
              <table:table-cell office:value-type="float" office:value="61.71">
                <text:p>61.71</text:p>
              </table:table-cell>
            </table:table-row>
            <table:table-row>
              <table:table-cell office:value-type="float" office:value="1985">
                <text:p>1985</text:p>
              </table:table-cell>
              <table:table-cell office:value-type="float" office:value="73.24">
                <text:p>73.24</text:p>
              </table:table-cell>
              <table:table-cell office:value-type="float" office:value="68.26">
                <text:p>68.26</text:p>
              </table:table-cell>
              <table:table-cell office:value-type="float" office:value="62.73">
                <text:p>62.73</text:p>
              </table:table-cell>
            </table:table-row>
            <table:table-row>
              <table:table-cell office:value-type="float" office:value="1986">
                <text:p>1986</text:p>
              </table:table-cell>
              <table:table-cell office:value-type="float" office:value="74.2">
                <text:p>74.2</text:p>
              </table:table-cell>
              <table:table-cell office:value-type="float" office:value="69.85">
                <text:p>69.85</text:p>
              </table:table-cell>
              <table:table-cell office:value-type="float" office:value="64.76">
                <text:p>64.76</text:p>
              </table:table-cell>
            </table:table-row>
            <table:table-row>
              <table:table-cell office:value-type="float" office:value="1987">
                <text:p>1987</text:p>
              </table:table-cell>
              <table:table-cell office:value-type="float" office:value="74.27">
                <text:p>74.27</text:p>
              </table:table-cell>
              <table:table-cell office:value-type="float" office:value="69.9">
                <text:p>69.9</text:p>
              </table:table-cell>
              <table:table-cell office:value-type="float" office:value="64.84">
                <text:p>64.84</text:p>
              </table:table-cell>
            </table:table-row>
            <table:table-row>
              <table:table-cell office:value-type="float" office:value="1988">
                <text:p>1988</text:p>
              </table:table-cell>
              <table:table-cell office:value-type="float" office:value="74.25">
                <text:p>74.25</text:p>
              </table:table-cell>
              <table:table-cell office:value-type="float" office:value="69.73">
                <text:p>69.73</text:p>
              </table:table-cell>
              <table:table-cell office:value-type="float" office:value="64.62">
                <text:p>64.62</text:p>
              </table:table-cell>
            </table:table-row>
            <table:table-row>
              <table:table-cell office:value-type="float" office:value="1989">
                <text:p>1989</text:p>
              </table:table-cell>
              <table:table-cell office:value-type="float" office:value="74.49">
                <text:p>74.49</text:p>
              </table:table-cell>
              <table:table-cell office:value-type="float" office:value="69.59">
                <text:p>69.59</text:p>
              </table:table-cell>
              <table:table-cell office:value-type="float" office:value="64.2">
                <text:p>64.2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74.3">
                <text:p>74.3</text:p>
              </table:table-cell>
              <table:table-cell office:value-type="float" office:value="69.2">
                <text:p>69.2</text:p>
              </table:table-cell>
              <table:table-cell office:value-type="float" office:value="63.7">
                <text:p>63.7</text:p>
              </table:table-cell>
            </table:table-row>
            <table:table-row>
              <table:table-cell office:value-type="float" office:value="1991">
                <text:p>1991</text:p>
              </table:table-cell>
              <table:table-cell office:value-type="float" office:value="74.2">
                <text:p>74.2</text:p>
              </table:table-cell>
              <table:table-cell office:value-type="float" office:value="68.9">
                <text:p>68.9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1992">
                <text:p>1992</text:p>
              </table:table-cell>
              <table:table-cell office:value-type="float" office:value="73.7">
                <text:p>73.7</text:p>
              </table:table-cell>
              <table:table-cell office:value-type="float" office:value="67.8">
                <text:p>67.8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float" office:value="1993">
                <text:p>1993</text:p>
              </table:table-cell>
              <table:table-cell office:value-type="float" office:value="71.8">
                <text:p>71.8</text:p>
              </table:table-cell>
              <table:table-cell office:value-type="float" office:value="65">
                <text:p>65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1994">
                <text:p>1994</text:p>
              </table:table-cell>
              <table:table-cell office:value-type="float" office:value="71.1">
                <text:p>71.1</text:p>
              </table:table-cell>
              <table:table-cell office:value-type="float" office:value="63.9">
                <text:p>63.9</text:p>
              </table:table-cell>
              <table:table-cell office:value-type="float" office:value="57.4">
                <text:p>57.4</text:p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71.6">
                <text:p>71.6</text:p>
              </table:table-cell>
              <table:table-cell office:value-type="float" office:value="64.5">
                <text:p>64.5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float" office:value="1996">
                <text:p>1996</text:p>
              </table:table-cell>
              <table:table-cell office:value-type="float" office:value="72.4">
                <text:p>72.4</text:p>
              </table:table-cell>
              <table:table-cell office:value-type="float" office:value="65.8">
                <text:p>65.8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1997">
                <text:p>1997</text:p>
              </table:table-cell>
              <table:table-cell office:value-type="float" office:value="72.8">
                <text:p>72.8</text:p>
              </table:table-cell>
              <table:table-cell office:value-type="float" office:value="66.7">
                <text:p>66.7</text:p>
              </table:table-cell>
              <table:table-cell office:value-type="float" office:value="60.9">
                <text:p>60.9</text:p>
              </table:table-cell>
            </table:table-row>
            <table:table-row>
              <table:table-cell office:value-type="float" office:value="1998">
                <text:p>1998</text:p>
              </table:table-cell>
              <table:table-cell office:value-type="float" office:value="73.1">
                <text:p>73.1</text:p>
              </table:table-cell>
              <table:table-cell office:value-type="float" office:value="67.1">
                <text:p>67.1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float" office:value="1999">
                <text:p>1999</text:p>
              </table:table-cell>
              <table:table-cell office:value-type="float" office:value="72.4">
                <text:p>72.4</text:p>
              </table:table-cell>
              <table:table-cell office:value-type="float" office:value="65.9">
                <text:p>65.9</text:p>
              </table:table-cell>
              <table:table-cell office:value-type="float" office:value="59.9">
                <text:p>59.9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2.3">
                <text:p>72.3</text:p>
              </table:table-cell>
              <table:table-cell office:value-type="float" office:value="65.3">
                <text:p>65.3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float" office:value="2001">
                <text:p>2001</text:p>
              </table:table-cell>
              <table:table-cell office:value-type="float" office:value="72.2">
                <text:p>72.2</text:p>
              </table:table-cell>
              <table:table-cell office:value-type="float" office:value="65.2">
                <text:p>65.2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float" office:value="2002">
                <text:p>2002</text:p>
              </table:table-cell>
              <table:table-cell office:value-type="float" office:value="71.9">
                <text:p>71.9</text:p>
              </table:table-cell>
              <table:table-cell office:value-type="float" office:value="65">
                <text:p>65</text:p>
              </table:table-cell>
              <table:table-cell office:value-type="float" office:value="58.7">
                <text:p>58.7</text:p>
              </table:table-cell>
            </table:table-row>
            <table:table-row>
              <table:table-cell office:value-type="float" office:value="2003">
                <text:p>2003</text:p>
              </table:table-cell>
              <table:table-cell office:value-type="float" office:value="71.9">
                <text:p>71.9</text:p>
              </table:table-cell>
              <table:table-cell office:value-type="float" office:value="64.9">
                <text:p>64.9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2004">
                <text:p>2004</text:p>
              </table:table-cell>
              <table:table-cell office:value-type="float" office:value="72.4">
                <text:p>72.4</text:p>
              </table:table-cell>
              <table:table-cell office:value-type="float" office:value="65.3">
                <text:p>65.3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72.5">
                <text:p>72.5</text:p>
              </table:table-cell>
              <table:table-cell office:value-type="float" office:value="65.4">
                <text:p>65.4</text:p>
              </table:table-cell>
              <table:table-cell office:value-type="float" office:value="58.9">
                <text:p>58.9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73.3">
                <text:p>73.3</text:p>
              </table:table-cell>
              <table:table-cell office:value-type="float" office:value="66.7">
                <text:p>66.7</text:p>
              </table:table-cell>
              <table:table-cell office:value-type="float" office:value="60.4">
                <text:p>60.4</text:p>
              </table:table-cell>
            </table:table-row>
            <table:table-row>
              <table:table-cell office:value-type="float" office:value="2007">
                <text:p>2007</text:p>
              </table:table-cell>
              <table:table-cell office:value-type="float" office:value="74">
                <text:p>74</text:p>
              </table:table-cell>
              <table:table-cell office:value-type="float" office:value="67.6">
                <text:p>67.6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74.3">
                <text:p>74.3</text:p>
              </table:table-cell>
              <table:table-cell office:value-type="float" office:value="68">
                <text:p>68</text:p>
              </table:table-cell>
              <table:table-cell office:value-type="float" office:value="61.9">
                <text:p>61.9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74.8">
                <text:p>74.8</text:p>
              </table:table-cell>
              <table:table-cell office:value-type="float" office:value="68.8">
                <text:p>68.8</text:p>
              </table:table-cell>
              <table:table-cell office:value-type="float" office:value="62.9">
                <text:p>62.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74.9">
                <text:p>74.9</text:p>
              </table:table-cell>
              <table:table-cell office:value-type="float" office:value="68.9">
                <text:p>68.9</text:p>
              </table:table-cell>
              <table:table-cell office:value-type="float" office:value="63.1">
                <text:p>63.1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75.61">
                <text:p>75.61</text:p>
              </table:table-cell>
              <table:table-cell office:value-type="float" office:value="69.83">
                <text:p>69.83</text:p>
              </table:table-cell>
              <table:table-cell office:value-type="float" office:value="64.04">
                <text:p>64.04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75.86">
                <text:p>75.86</text:p>
              </table:table-cell>
              <table:table-cell office:value-type="float" office:value="70.24">
                <text:p>70.24</text:p>
              </table:table-cell>
              <table:table-cell office:value-type="float" office:value="64.56">
                <text:p>64.56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76.3">
                <text:p>76.3</text:p>
              </table:table-cell>
              <table:table-cell office:value-type="float" office:value="70.76">
                <text:p>70.76</text:p>
              </table:table-cell>
              <table:table-cell office:value-type="float" office:value="65.13">
                <text:p>65.13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76.47">
                <text:p>76.47</text:p>
              </table:table-cell>
              <table:table-cell office:value-type="float" office:value="70.93">
                <text:p>70.93</text:p>
              </table:table-cell>
              <table:table-cell office:value-type="float" office:value="65.29">
                <text:p>65.29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76.71">
                <text:p>76.71</text:p>
              </table:table-cell>
              <table:table-cell office:value-type="float" office:value="71.39">
                <text:p>71.39</text:p>
              </table:table-cell>
              <table:table-cell office:value-type="float" office:value="65.92">
                <text:p>65.92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77.06">
                <text:p>77.06</text:p>
              </table:table-cell>
              <table:table-cell office:value-type="float" office:value="71.87">
                <text:p>71.87</text:p>
              </table:table-cell>
              <table:table-cell office:value-type="float" office:value="66.5">
                <text:p>66.5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77.64">
                <text:p>77.64</text:p>
              </table:table-cell>
              <table:table-cell office:value-type="float" office:value="72.7">
                <text:p>72.7</text:p>
              </table:table-cell>
              <table:table-cell office:value-type="float" office:value="67.51">
                <text:p>67.51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77.82">
                <text:p>77.82</text:p>
              </table:table-cell>
              <table:table-cell office:value-type="float" office:value="72.91">
                <text:p>72.91</text:p>
              </table:table-cell>
              <table:table-cell office:value-type="float" office:value="67.75">
                <text:p>67.75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78.17">
                <text:p>78.17</text:p>
              </table:table-cell>
              <table:table-cell office:value-type="float" office:value="73.34">
                <text:p>73.34</text:p>
              </table:table-cell>
              <table:table-cell office:value-type="float" office:value="68.24">
                <text:p>68.24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76.43">
                <text:p>76.43</text:p>
              </table:table-cell>
              <table:table-cell office:value-type="float" office:value="71.54">
                <text:p>71.54</text:p>
              </table:table-cell>
              <table:table-cell office:value-type="float" office:value="66.49">
                <text:p>66.49</text:p>
              </table:table-cell>
            </table:table-row>
            <table:table-row>
              <table:table-cell office:value-type="float" office:value="2021">
                <text:p>2021</text:p>
              </table:table-cell>
              <table:table-cell office:value-type="float" office:value="74.51">
                <text:p>74.51</text:p>
              </table:table-cell>
              <table:table-cell office:value-type="float" office:value="70.06">
                <text:p>70.06</text:p>
              </table:table-cell>
              <table:table-cell office:value-type="float" office:value="65.51">
                <text:p>65.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5.2$Windows_X86_64 LibreOffice_project/85f04e9f809797b8199d13c421bd8a2b025d52b5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</office:styles>
</office:document-styles>
</file>